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1B000005FF5B4664CC61D3182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ffffff"/>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95cm, 0cm)" draw:image-opacity="100%" style:mirror="none"/>
    </style:style>
    <style:style style:name="gr2" style:family="graphic" style:parent-style-name="standard">
      <style:graphic-properties draw:fill="none" draw:textarea-horizontal-align="justify" draw:textarea-vertical-align="middle" draw:auto-grow-height="false" fo:min-height="24cm" fo:min-width="8.89cm"/>
    </style:style>
    <style:style style:name="gr3"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4" style:family="graphic" style:parent-style-name="Default_5f_1">
      <style:graphic-properties draw:stroke="none" svg:stroke-color="#000000" draw:fill="none" draw:fill-color="#ffffff" fo:min-height="0.551cm" fo:min-width="0.641cm"/>
    </style:style>
    <style:style style:name="gr5"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244cm" fo:padding-top="0.151cm" fo:padding-bottom="0.151cm" fo:padding-left="0.276cm" fo:padding-right="0.276cm"/>
    </style:style>
    <style:style style:name="gr6"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93cm" fo:padding-top="0.151cm" fo:padding-bottom="0.151cm" fo:padding-left="0.276cm" fo:padding-right="0.276cm"/>
    </style:style>
    <style:style style:name="gr7"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8" style:family="graphic" style:parent-style-name="Default_5f_1">
      <style:graphic-properties svg:stroke-color="#000000" draw:fill-color="#000000" draw:textarea-vertical-align="middle" draw:auto-grow-height="false" fo:min-height="0.717cm" fo:min-width="0.741cm"/>
    </style:style>
    <style:style style:name="gr9"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style>
    <style:style style:name="gr10" style:family="graphic" style:parent-style-name="standard">
      <style:graphic-properties draw:stroke="none" draw:fill-color="#999999" draw:textarea-horizontal-align="justify" draw:textarea-vertical-align="middle" draw:auto-grow-height="false" fo:min-height="0.333cm" fo:min-width="0.227cm"/>
    </style:style>
    <style:style style:name="gr11"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1cm" fo:min-width="0cm" fo:padding-top="0.139cm" fo:padding-bottom="0.139cm" fo:padding-left="0.264cm" fo:padding-right="0.264cm"/>
    </style:style>
    <style:style style:name="gr12" style:family="graphic" style:parent-style-name="standard">
      <style:graphic-properties svg:stroke-width="0.035cm" svg:stroke-color="#000000" draw:marker-start-width="0.252cm" draw:marker-end-width="0.252cm" draw:fill="solid" draw:fill-color="#999999" draw:textarea-horizontal-align="justify" draw:textarea-vertical-align="middle" draw:auto-grow-height="false" fo:min-height="0cm" fo:min-width="0cm" fo:padding-top="0.142cm" fo:padding-bottom="0.142cm" fo:padding-left="0.267cm" fo:padding-right="0.267cm"/>
    </style:style>
    <style:style style:name="gr13" style:family="graphic" style:parent-style-name="objectwithoutfill">
      <style:graphic-properties svg:stroke-width="0.035cm" draw:marker-start-width="0.253cm" draw:marker-end-width="0.253cm" draw:fill="none" draw:textarea-vertical-align="middle" fo:padding-top="0.143cm" fo:padding-bottom="0.143cm" fo:padding-left="0.268cm" fo:padding-right="0.268cm"/>
    </style:style>
    <style:style style:name="gr14"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15"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16" style:family="graphic" style:parent-style-name="standard">
      <style:graphic-properties draw:stroke="none" draw:fill-color="#756bb1" draw:textarea-horizontal-align="justify" draw:textarea-vertical-align="middle" draw:auto-grow-height="false" fo:min-height="0.023cm" fo:min-width="0.043cm"/>
    </style:style>
    <style:style style:name="gr17" style:family="graphic" style:parent-style-name="standard">
      <style:graphic-properties draw:stroke="none" draw:fill-color="#756bb1" draw:textarea-horizontal-align="justify" draw:textarea-vertical-align="middle" draw:auto-grow-height="false" fo:min-height="0.023cm" fo:min-width="0.042cm"/>
    </style:style>
    <style:style style:name="gr18" style:family="graphic" style:parent-style-name="standard">
      <style:graphic-properties draw:stroke="none" draw:fill-color="#dddddd" draw:textarea-horizontal-align="justify" draw:textarea-vertical-align="middle" draw:auto-grow-height="false" fo:min-height="0.183cm" fo:min-width="0.107cm"/>
    </style:style>
    <style:style style:name="gr19"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20" style:family="graphic" style:parent-style-name="Default_5f_1">
      <style:graphic-properties draw:stroke="none" svg:stroke-color="#000000" draw:fill="none" draw:fill-color="#ffffff" fo:min-height="0.276cm" fo:min-width="0.463cm"/>
    </style:style>
    <style:style style:name="gr21" style:family="graphic" style:parent-style-name="Default_5f_1">
      <style:graphic-properties draw:stroke="none" svg:stroke-color="#000000" draw:fill="none" draw:fill-color="#ffffff" fo:min-height="0.276cm" fo:min-width="0.51cm"/>
    </style:style>
    <style:style style:name="gr22"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style>
    <style:style style:name="gr23" style:family="graphic" style:parent-style-name="Default_5f_1">
      <style:graphic-properties draw:stroke="none" svg:stroke-color="#000000" draw:fill="none" draw:fill-color="#ffffff" fo:min-height="0.276cm" fo:min-width="1.399cm"/>
    </style:style>
    <style:style style:name="gr24"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25" style:family="graphic" style:parent-style-name="Default_5f_1">
      <style:graphic-properties svg:stroke-color="#000000" draw:fill-color="#000000" draw:textarea-vertical-align="middle" draw:auto-grow-height="false" fo:min-height="0.676cm" fo:min-width="0.677cm"/>
    </style:style>
    <style:style style:name="gr26" style:family="graphic" style:parent-style-name="Default_5f_1">
      <style:graphic-properties draw:stroke="none" svg:stroke-color="#000000" draw:fill="none" draw:fill-color="#ffffff" fo:min-height="0.276cm" fo:min-width="0.493cm"/>
    </style:style>
    <style:style style:name="gr27" style:family="graphic" style:parent-style-name="standard">
      <style:graphic-properties draw:stroke="none" svg:stroke-color="#000000" draw:fill="none" draw:fill-color="#ffffff" fo:min-height="0.276cm" fo:min-width="0.967cm"/>
    </style:style>
    <style:style style:name="gr28" style:family="graphic" style:parent-style-name="standard">
      <style:graphic-properties draw:stroke="none" svg:stroke-color="#000000" draw:fill="none" draw:fill-color="#ffffff" fo:min-height="0.276cm" fo:min-width="1.399cm"/>
    </style:style>
    <style:style style:name="gr29"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30"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31" style:family="graphic" style:parent-style-name="standard">
      <style:graphic-properties svg:stroke-color="#000000" draw:fill-color="#000000" draw:textarea-vertical-align="middle" draw:auto-grow-height="false" fo:min-height="0.851cm" fo:min-width="0.876cm"/>
    </style:style>
    <style:style style:name="gr32" style:family="graphic" style:parent-style-name="standard">
      <style:graphic-properties svg:stroke-width="0.011cm" svg:stroke-color="#000000" draw:marker-start-width="0.217cm" draw:marker-end-width="0.217cm" draw:fill-color="#000000" draw:textarea-vertical-align="middle" draw:auto-grow-height="false" fo:min-height="1.036cm" fo:min-width="1.067cm" fo:padding-top="0.006cm" fo:padding-bottom="0.006cm" fo:padding-left="0.006cm" fo:padding-right="0.006cm"/>
    </style:style>
    <style:style style:name="gr33"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style>
    <style:style style:name="gr34" style:family="graphic" style:parent-style-name="standard">
      <style:graphic-properties draw:stroke="none" draw:fill-color="#dddddd" draw:textarea-horizontal-align="justify" draw:textarea-vertical-align="middle" draw:auto-grow-height="false" fo:min-height="1.555cm" fo:min-width="0.115cm"/>
    </style:style>
    <style:style style:name="gr35" style:family="graphic" style:parent-style-name="standard">
      <style:graphic-properties draw:stroke="none" draw:textarea-horizontal-align="justify" draw:textarea-vertical-align="middle" draw:auto-grow-height="false" fo:min-height="1.487cm" fo:min-width="0.052cm"/>
    </style:style>
    <style:style style:name="gr36"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style>
    <style:style style:name="gr37"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style>
    <style:style style:name="gr38" style:family="graphic" style:parent-style-name="standard">
      <style:graphic-properties draw:stroke="none" draw:textarea-horizontal-align="justify" draw:textarea-vertical-align="middle" draw:auto-grow-height="false" fo:min-height="1.488cm" fo:min-width="0.051cm"/>
    </style:style>
    <style:style style:name="gr39" style:family="graphic" style:parent-style-name="standard">
      <style:graphic-properties draw:stroke="none" draw:textarea-horizontal-align="justify" draw:textarea-vertical-align="middle" draw:auto-grow-height="false" fo:min-height="1.488cm" fo:min-width="0.052cm"/>
    </style:style>
    <style:style style:name="gr40"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style>
    <style:style style:name="gr41" style:family="graphic" style:parent-style-name="standard">
      <style:graphic-properties svg:stroke-width="0.035cm" svg:stroke-color="#000000" draw:marker-start-width="0.252cm" draw:marker-end-width="0.252cm" draw:fill-color="#dddddd" draw:textarea-horizontal-align="justify" draw:textarea-vertical-align="middle" draw:auto-grow-height="false" fo:min-height="0cm" fo:min-width="0cm" fo:padding-top="0.142cm" fo:padding-bottom="0.142cm" fo:padding-left="0.267cm" fo:padding-right="0.267cm"/>
    </style:style>
    <style:style style:name="gr42"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43"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44"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62cm" fo:min-width="0cm" fo:padding-top="0.139cm" fo:padding-bottom="0.139cm" fo:padding-left="0.264cm" fo:padding-right="0.264cm"/>
    </style:style>
    <style:style style:name="gr45"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46"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66cm" fo:min-width="0cm" fo:padding-top="0.139cm" fo:padding-bottom="0.139cm" fo:padding-left="0.264cm" fo:padding-right="0.264cm"/>
    </style:style>
    <style:style style:name="gr47"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48" style:family="graphic" style:parent-style-name="standard">
      <style:graphic-properties draw:stroke="solid" svg:stroke-width="0.028cm" svg:stroke-color="#000000" draw:marker-start-width="0.242cm" draw:marker-end-width="0.242cm" draw:fill="none" draw:fill-color="#dddddd" draw:textarea-horizontal-align="justify" draw:textarea-vertical-align="middle" draw:auto-grow-height="false" fo:min-height="0.277cm" fo:min-width="0cm" fo:padding-top="0.139cm" fo:padding-bottom="0.139cm" fo:padding-left="0.264cm" fo:padding-right="0.264cm"/>
    </style:style>
    <style:style style:name="gr49" style:family="graphic" style:parent-style-name="standard">
      <style:graphic-properties svg:stroke-color="#ffffff" draw:fill-color="#ffffff" draw:textarea-horizontal-align="justify" draw:textarea-vertical-align="middle" draw:auto-grow-height="false" fo:min-height="0.03cm" fo:min-width="0.373cm"/>
    </style:style>
    <style:style style:name="gr50" style:family="graphic" style:parent-style-name="standard">
      <style:graphic-properties draw:stroke="none" draw:fill-color="#999999" draw:textarea-horizontal-align="justify" draw:textarea-vertical-align="middle" draw:auto-grow-height="false" fo:min-height="0.38cm" fo:min-width="0.261cm"/>
    </style:style>
    <style:style style:name="gr51"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91cm" fo:min-width="0cm" fo:padding-top="0.139cm" fo:padding-bottom="0.139cm" fo:padding-left="0.264cm" fo:padding-right="0.264cm"/>
    </style:style>
    <style:style style:name="gr52"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53"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54" style:family="graphic" style:parent-style-name="standard">
      <style:graphic-properties draw:stroke="none" svg:stroke-color="#000000" draw:fill="none" draw:fill-color="#ffffff" fo:min-height="0.276cm" fo:min-width="0.722cm"/>
    </style:style>
    <style:style style:name="gr55" style:family="graphic" style:parent-style-name="standard">
      <style:graphic-properties draw:stroke="none" svg:stroke-color="#000000" draw:fill="none" draw:fill-color="#ffffff" fo:min-height="0.335cm" fo:min-width="0.451cm"/>
    </style:style>
    <style:style style:name="gr56" style:family="graphic" style:parent-style-name="standard">
      <style:graphic-properties draw:stroke="none" svg:stroke-color="#000000" draw:fill="none" draw:fill-color="#ffffff" fo:min-height="0.335cm" fo:min-width="0.273cm"/>
    </style:style>
    <style:style style:name="gr57" style:family="graphic" style:parent-style-name="objectwithoutfill">
      <style:graphic-properties svg:stroke-width="0.035cm" svg:stroke-color="#000000" draw:marker-start-width="0.252cm" draw:marker-end="Arrow" draw:marker-end-width="0.1cm" draw:fill="none" draw:textarea-vertical-align="middle" fo:padding-top="0.142cm" fo:padding-bottom="0.142cm" fo:padding-left="0.267cm" fo:padding-right="0.267cm"/>
    </style:style>
    <style:style style:name="gr58" style:family="graphic" style:parent-style-name="standard">
      <style:graphic-properties draw:stroke="none" svg:stroke-color="#000000" draw:fill="none" draw:fill-color="#ffffff" fo:min-height="0.276cm" fo:min-width="0.217cm"/>
    </style:style>
    <style:style style:name="gr59" style:family="graphic" style:parent-style-name="standard">
      <style:graphic-properties draw:stroke="none" svg:stroke-color="#000000" draw:fill="none" draw:fill-color="#ffffff" fo:min-height="0.276cm" fo:min-width="0.218cm"/>
    </style:style>
    <style:style style:name="gr60" style:family="graphic" style:parent-style-name="standard">
      <style:graphic-properties draw:stroke="none" svg:stroke-color="#000000" draw:fill="none" draw:fill-color="#ffffff" fo:min-height="0.335cm" fo:min-width="0.443cm"/>
    </style:style>
    <style:style style:name="gr61" style:family="graphic" style:parent-style-name="standard">
      <style:graphic-properties draw:stroke="none" svg:stroke-color="#000000" draw:fill="none" draw:fill-color="#ffffff" fo:min-height="0.276cm" fo:min-width="0.324cm"/>
    </style:style>
    <style:style style:name="gr62"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63" style:family="graphic" style:parent-style-name="standard">
      <style:graphic-properties draw:stroke="none" svg:stroke-color="#000000" draw:fill="none" draw:fill-color="#ffffff" fo:min-height="0.276cm" fo:min-width="1.653cm"/>
    </style:style>
    <style:style style:name="gr64" style:family="graphic" style:parent-style-name="standard">
      <style:graphic-properties draw:stroke="none" svg:stroke-color="#000000" draw:fill="none" draw:fill-color="#ffffff" fo:min-height="0.276cm" fo:min-width="0.667cm"/>
    </style:style>
    <style:style style:name="gr65" style:family="graphic" style:parent-style-name="standard">
      <style:graphic-properties draw:stroke="none" svg:stroke-width="0.044cm" draw:stroke-linejoin="miter" draw:fill="solid" draw:fill-color="#ffffff" draw:opacity="0%"/>
    </style:style>
    <style:style style:name="gr66" style:family="graphic" style:parent-style-name="standard">
      <style:graphic-properties draw:stroke="none" svg:stroke-width="0.044cm" draw:stroke-linejoin="miter" draw:fill="solid" draw:fill-color="#000000"/>
    </style:style>
    <style:style style:name="gr67" style:family="graphic" style:parent-style-name="standard">
      <style:graphic-properties draw:stroke="none" svg:stroke-color="#000000" draw:fill="none" draw:fill-color="#ffffff" fo:min-height="0.276cm" fo:min-width="0.595cm"/>
    </style:style>
    <style:style style:name="gr68" style:family="graphic" style:parent-style-name="standard">
      <style:graphic-properties draw:stroke="none" svg:stroke-color="#000000" draw:fill="none" draw:fill-color="#ffffff" fo:min-height="0.276cm" fo:min-width="0.561cm"/>
    </style:style>
    <style:style style:name="gr69" style:family="graphic" style:parent-style-name="standard">
      <style:graphic-properties draw:stroke="none" svg:stroke-color="#000000" draw:fill="none" draw:fill-color="#ffffff" fo:min-height="0.276cm" fo:min-width="0.493cm"/>
    </style:style>
    <style:style style:name="gr70" style:family="graphic" style:parent-style-name="standard">
      <style:graphic-properties svg:stroke-color="#000000" draw:fill-color="#000000" draw:textarea-vertical-align="middle" draw:auto-grow-height="false" fo:min-height="0.849cm" fo:min-width="0.877cm"/>
    </style:style>
    <style:style style:name="gr71" style:family="graphic" style:parent-style-name="standard">
      <style:graphic-properties draw:stroke="none" svg:stroke-color="#000000" draw:fill="none" draw:fill-color="#ffffff" fo:min-height="0.276cm" fo:min-width="0.802cm"/>
    </style:style>
    <style:style style:name="gr72" style:family="graphic" style:parent-style-name="standard">
      <style:graphic-properties draw:stroke="none" svg:stroke-color="#000000" draw:fill="none" draw:fill-color="#ffffff" fo:min-height="0.276cm" fo:min-width="0.734cm"/>
    </style:style>
    <style:style style:name="gr73" style:family="graphic" style:parent-style-name="standard">
      <style:graphic-properties draw:stroke="none" svg:stroke-color="#000000" draw:fill="none" draw:fill-color="#ffffff" fo:min-height="0.276cm" fo:min-width="0.146cm"/>
    </style:style>
    <style:style style:name="gr74"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75"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76"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77"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78"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79" style:family="graphic" style:parent-style-name="standard">
      <style:graphic-properties draw:stroke="none" svg:stroke-width="0.035cm" draw:stroke-linejoin="miter" draw:fill="solid" draw:fill-color="#ffffff" draw:opacity="0%"/>
    </style:style>
    <style:style style:name="gr80" style:family="graphic" style:parent-style-name="standard">
      <style:graphic-properties draw:stroke="none" svg:stroke-width="0.035cm" draw:stroke-linejoin="miter" draw:fill="solid" draw:fill-color="#000000"/>
    </style:style>
    <style:style style:name="gr81" style:family="graphic" style:parent-style-name="standard">
      <style:graphic-properties draw:stroke="none" svg:stroke-color="#000000" draw:fill="none" draw:fill-color="#ffffff" fo:min-height="0.826cm" fo:min-width="1.183cm"/>
    </style:style>
    <style:style style:name="gr82" style:family="graphic" style:parent-style-name="standard">
      <style:graphic-properties draw:stroke="none" svg:stroke-color="#000000" draw:fill="none" draw:fill-color="#ffffff" fo:min-height="0.826cm" fo:min-width="1.467cm"/>
    </style:style>
    <style:style style:name="gr83" style:family="graphic" style:parent-style-name="standard">
      <style:graphic-properties draw:stroke="none" svg:stroke-color="#000000" draw:fill="none" draw:fill-color="#ffffff" fo:min-height="0.826cm" fo:min-width="1.81cm"/>
    </style:style>
    <style:style style:name="gr84"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85" style:family="graphic" style:parent-style-name="standard">
      <style:graphic-properties draw:stroke="none" svg:stroke-color="#000000" draw:fill="none" draw:fill-color="#ffffff" fo:min-height="0.276cm" fo:min-width="1.077cm"/>
    </style:style>
    <style:style style:name="gr86" style:family="graphic" style:parent-style-name="standard">
      <style:graphic-properties draw:stroke="none" svg:stroke-color="#000000" draw:fill="none" draw:fill-color="#ffffff" fo:min-height="0.276cm" fo:min-width="0.993cm"/>
    </style:style>
    <style:style style:name="gr87" style:family="graphic" style:parent-style-name="standard">
      <style:graphic-properties draw:stroke="none" svg:stroke-color="#000000" draw:fill="none" draw:fill-color="#ffffff" fo:min-height="0.276cm" fo:min-width="0.616cm"/>
    </style:style>
    <style:style style:name="gr88" style:family="graphic" style:parent-style-name="standard">
      <style:graphic-properties draw:stroke="none" svg:stroke-color="#000000" draw:fill="none" draw:fill-color="#ffffff" fo:min-height="0.551cm" fo:min-width="1.141cm"/>
    </style:style>
    <style:style style:name="gr89" style:family="graphic" style:parent-style-name="standard">
      <style:graphic-properties draw:stroke="none" svg:stroke-color="#000000" draw:fill="none" draw:fill-color="#ffffff" fo:min-height="0.395cm" fo:min-width="0.277cm"/>
    </style:style>
    <style:style style:name="gr90" style:family="graphic" style:parent-style-name="standard">
      <style:graphic-properties svg:stroke-width="0.035cm" svg:stroke-color="#cccccc" draw:marker-start-width="0.252cm" draw:marker-end-width="0.252cm" draw:fill="none" draw:textarea-vertical-align="middle" draw:auto-grow-height="false" fo:min-height="1.475cm" fo:min-width="0.038cm" fo:padding-top="0.017cm" fo:padding-bottom="0.017cm" fo:padding-left="0.017cm" fo:padding-right="0.017cm"/>
    </style:style>
    <style:style style:name="gr91" style:family="graphic" style:parent-style-name="standard">
      <style:graphic-properties svg:stroke-width="0.035cm" svg:stroke-color="#cccccc" draw:marker-start-width="0.252cm" draw:marker-end-width="0.252cm" draw:fill="none" draw:textarea-vertical-align="middle" draw:auto-grow-height="false" fo:min-height="2.885cm" fo:min-width="0.038cm" fo:padding-top="0.017cm" fo:padding-bottom="0.017cm" fo:padding-left="0.017cm" fo:padding-right="0.017cm"/>
    </style:style>
    <style:style style:name="gr92" style:family="graphic" style:parent-style-name="objectwithoutfill">
      <style:graphic-properties svg:stroke-width="0.018cm" svg:stroke-color="#999999" draw:marker-start-width="0.227cm" draw:marker-end-width="0.227cm" draw:fill="none" draw:textarea-vertical-align="middle" fo:padding-top="0.134cm" fo:padding-bottom="0.134cm" fo:padding-left="0.259cm" fo:padding-right="0.259cm"/>
    </style:style>
    <style:style style:name="gr93" style:family="graphic" style:parent-style-name="standard">
      <style:graphic-properties draw:stroke="none" svg:stroke-color="#000000" draw:fill="none" draw:fill-color="#ffffff" fo:min-height="0.319cm" fo:min-width="0.167cm"/>
    </style:style>
    <style:style style:name="gr94" style:family="graphic" style:parent-style-name="standard">
      <style:graphic-properties draw:stroke="none" svg:stroke-color="#000000" draw:fill="none" draw:fill-color="#ffffff" fo:min-height="0.319cm" fo:min-width="0.176cm"/>
    </style:style>
    <style:style style:name="gr95"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6" style:family="graphic" style:parent-style-name="standard">
      <style:graphic-properties draw:stroke="none" svg:stroke-color="#000000" draw:fill="none" draw:fill-color="#ffffff" fo:min-height="0.276cm" fo:min-width="1.026cm"/>
    </style:style>
    <style:style style:name="gr97"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8" style:family="graphic" style:parent-style-name="standard">
      <style:graphic-properties draw:stroke="none" draw:fill-color="#ffcc99" draw:opacity="29%" draw:textarea-horizontal-align="justify" draw:textarea-vertical-align="middle" draw:auto-grow-height="false" fo:min-height="0.746cm" fo:min-width="3.83cm"/>
    </style:style>
    <style:style style:name="gr99"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1"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2" style:family="graphic" style:parent-style-name="standard">
      <style:graphic-properties draw:stroke="none" draw:fill-color="#cccc99" draw:textarea-horizontal-align="justify" draw:textarea-vertical-align="middle" draw:auto-grow-height="false" fo:min-height="0.187cm" fo:min-width="0.186cm"/>
    </style:style>
    <style:style style:name="gr103"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4"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svg:stroke-width="0.018cm" svg:stroke-color="#000000" draw:marker-start-width="0.227cm" draw:marker-end-width="0.227cm" draw:fill-color="#000000" draw:textarea-vertical-align="middle" draw:auto-grow-height="false" fo:min-height="0.492cm" fo:min-width="0.267cm" fo:padding-top="0.134cm" fo:padding-bottom="0.134cm" fo:padding-left="0.259cm" fo:padding-right="0.259cm"/>
    </style:style>
    <style:style style:name="gr106"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style>
    <style:style style:name="gr107"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8" style:family="graphic" style:parent-style-name="standard">
      <style:graphic-properties draw:stroke="none" svg:stroke-color="#000000" draw:fill="none" draw:fill-color="#ffffff" fo:min-height="0.335cm" fo:min-width="1.567cm"/>
    </style:style>
    <style:style style:name="gr109" style:family="graphic" style:parent-style-name="standard">
      <style:graphic-properties draw:stroke="none" svg:stroke-color="#000000" draw:fill="none" draw:fill-color="#ffffff" fo:min-height="0.276cm" fo:min-width="0.701cm"/>
    </style:style>
    <style:style style:name="gr110" style:family="graphic" style:parent-style-name="standard">
      <style:graphic-properties draw:stroke="none" svg:stroke-color="#000000" draw:fill="none" draw:fill-color="#ffffff" fo:min-height="0.276cm" fo:min-width="1.103cm"/>
    </style:style>
    <style:style style:name="gr111" style:family="graphic" style:parent-style-name="standard">
      <style:graphic-properties draw:stroke="none" svg:stroke-color="#000000" draw:fill="none" draw:fill-color="#ffffff" fo:min-height="0.276cm" fo:min-width="1.2cm"/>
    </style:style>
    <style:style style:name="gr112"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3" style:family="graphic" style:parent-style-name="standard">
      <style:graphic-properties draw:stroke="none" svg:stroke-color="#000000" draw:fill="none" draw:fill-color="#ffffff" fo:min-height="0.276cm" fo:min-width="0.599cm"/>
    </style:style>
    <style:style style:name="gr114" style:family="graphic" style:parent-style-name="standard">
      <style:graphic-properties draw:stroke="none" svg:stroke-color="#000000" draw:fill="none" draw:fill-color="#ffffff" fo:min-height="0.276cm" fo:min-width="0.345cm"/>
    </style:style>
    <style:style style:name="gr115"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6"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style>
    <style:style style:name="gr118"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19"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0"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1" style:family="graphic" style:parent-style-name="standard">
      <style:graphic-properties draw:stroke="none" svg:stroke-color="#000000" draw:fill="none" draw:fill-color="#ffffff" fo:min-height="0.276cm" fo:min-width="0.997cm"/>
    </style:style>
    <style:style style:name="gr122"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3"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4" style:family="graphic" style:parent-style-name="standard">
      <style:graphic-properties draw:stroke="none" draw:fill-color="#cccc99" draw:textarea-horizontal-align="justify" draw:textarea-vertical-align="middle" draw:auto-grow-height="false" fo:min-height="0.187cm" fo:min-width="0.187cm"/>
    </style:style>
    <style:style style:name="gr125" style:family="graphic" style:parent-style-name="standard">
      <style:graphic-properties draw:stroke="none" draw:opacity="50%" draw:textarea-horizontal-align="justify" draw:textarea-vertical-align="middle" draw:auto-grow-height="false" fo:min-height="1.61cm" fo:min-width="0.058cm"/>
    </style:style>
    <style:style style:name="gr126"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7"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8"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29"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1"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2"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P1" style:family="paragraph">
      <loext:graphic-properties draw:fill="none"/>
      <style:paragraph-properties fo:text-align="center"/>
    </style:style>
    <style:style style:name="P2" style:family="paragraph">
      <loext:graphic-properties draw:fill="none"/>
      <style:paragraph-properties fo:text-align="center"/>
      <style:text-properties style:font-name="Arial"/>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Arial" fo:font-size="5pt" style:font-size-asian="5pt" style:font-size-complex="5pt"/>
    </style:style>
    <style:style style:name="P5" style:family="paragraph">
      <loext:graphic-properties draw:fill="solid" draw:fill-color="#ffcc99" draw:opacity="30%"/>
      <style:paragraph-properties fo:text-align="center"/>
      <style:text-properties style:font-name="Arial"/>
    </style:style>
    <style:style style:name="P6" style:family="paragraph">
      <loext:graphic-properties draw:fill="solid" draw:fill-color="#ffffff" draw:opacity="100%"/>
      <style:paragraph-properties fo:text-align="center"/>
      <style:text-properties style:font-name="Arial"/>
    </style:style>
    <style:style style:name="P7" style:family="paragraph">
      <loext:graphic-properties draw:fill-color="#000000"/>
      <style:paragraph-properties fo:text-align="center"/>
      <style:text-properties style:font-name="Arial"/>
    </style:style>
    <style:style style:name="P8" style:family="paragraph">
      <loext:graphic-properties draw:fill-color="#ffcc00"/>
      <style:paragraph-properties fo:text-align="center"/>
      <style:text-properties style:font-name="Arial" fo:font-size="5pt" style:font-size-asian="5pt" style:font-size-complex="5pt"/>
    </style:style>
    <style:style style:name="P9" style:family="paragraph">
      <loext:graphic-properties draw:fill-color="#999999"/>
      <style:paragraph-properties fo:text-align="center"/>
      <style:text-properties style:font-name="Arial"/>
    </style:style>
    <style:style style:name="P10" style:family="paragraph">
      <loext:graphic-properties draw:fill-color="#dddddd"/>
      <style:paragraph-properties fo:text-align="center"/>
      <style:text-properties style:font-name="Arial"/>
    </style:style>
    <style:style style:name="P11" style:family="paragraph">
      <loext:graphic-properties draw:fill="solid" draw:fill-color="#999999"/>
      <style:paragraph-properties fo:text-align="center"/>
      <style:text-properties style:font-name="Arial"/>
    </style:style>
    <style:style style:name="P12" style:family="paragraph">
      <loext:graphic-properties draw:fill="solid" draw:fill-color="#dddddd"/>
      <style:paragraph-properties fo:text-align="center"/>
      <style:text-properties style:font-name="Arial"/>
    </style:style>
    <style:style style:name="P13" style:family="paragraph">
      <loext:graphic-properties draw:fill-color="#756bb1"/>
      <style:paragraph-properties fo:text-align="center"/>
      <style:text-properties style:font-name="Arial"/>
    </style:style>
    <style:style style:name="P14" style:family="paragraph">
      <loext:graphic-properties draw:fill-color="#dddddd"/>
      <style:paragraph-properties fo:text-align="center"/>
      <style:text-properties style:font-name="Arial" fo:font-size="5pt" style:font-size-asian="5pt" style:font-size-complex="5pt"/>
    </style:style>
    <style:style style:name="P15" style:family="paragraph">
      <loext:graphic-properties draw:fill="none" draw:fill-color="#ffffff"/>
      <style:text-properties style:font-name="Arial" fo:font-size="5pt" style:font-size-asian="5pt" style:font-size-complex="5pt"/>
    </style:style>
    <style:style style:name="P16" style:family="paragraph">
      <loext:graphic-properties draw:fill="solid" draw:fill-color="#ffcc99" draw:opacity="30%"/>
      <style:paragraph-properties fo:text-align="center"/>
    </style:style>
    <style:style style:name="P17" style:family="paragraph">
      <loext:graphic-properties draw:fill="solid" draw:fill-color="#ffffff" draw:opacity="100%"/>
      <style:paragraph-properties fo:text-align="center"/>
    </style:style>
    <style:style style:name="P18" style:family="paragraph">
      <loext:graphic-properties draw:fill-color="#000000"/>
      <style:paragraph-properties fo:text-align="center"/>
    </style:style>
    <style:style style:name="P19" style:family="paragraph">
      <loext:graphic-properties draw:fill-color="#ffcc00"/>
      <style:paragraph-properties fo:text-align="center"/>
      <style:text-properties style:font-name="DejaVu Sans" fo:font-size="5pt" style:font-size-asian="5pt" style:font-size-complex="5pt"/>
    </style:style>
    <style:style style:name="P20" style:family="paragraph">
      <loext:graphic-properties draw:fill-color="#dddddd"/>
      <style:paragraph-properties fo:text-align="center"/>
    </style:style>
    <style:style style:name="P21" style:family="paragraph">
      <loext:graphic-properties draw:fill-color="#dddddd"/>
      <style:paragraph-properties fo:text-align="center"/>
      <style:text-properties style:font-name="DejaVu Sans" fo:font-size="5pt" style:font-size-asian="5pt" style:font-size-complex="5pt"/>
    </style:style>
    <style:style style:name="P22" style:family="paragraph">
      <loext:graphic-properties draw:fill="solid" draw:fill-color="#dddddd"/>
      <style:paragraph-properties fo:text-align="center"/>
      <style:text-properties fo:color="#000000" style:font-name="Arial" fo:font-size="5pt" style:font-size-asian="5pt" style:font-size-complex="5pt"/>
    </style:style>
    <style:style style:name="P23" style:family="paragraph">
      <loext:graphic-properties draw:fill-color="#fffafa"/>
      <style:paragraph-properties fo:text-align="center"/>
      <style:text-properties style:font-name="Arial" fo:font-size="5pt" style:font-size-asian="5pt" style:font-size-complex="5pt"/>
    </style:style>
    <style:style style:name="P24" style:family="paragraph">
      <loext:graphic-properties draw:fill="solid" draw:fill-color="#999999" draw:opacity="100%"/>
      <style:paragraph-properties fo:text-align="center"/>
    </style:style>
    <style:style style:name="P25" style:family="paragraph">
      <loext:graphic-properties draw:fill-color="#999999"/>
      <style:paragraph-properties fo:text-align="center"/>
    </style:style>
    <style:style style:name="P26" style:family="paragraph">
      <loext:graphic-properties draw:fill="none" draw:fill-color="#dddddd"/>
      <style:paragraph-properties fo:text-align="center"/>
    </style:style>
    <style:style style:name="P27" style:family="paragraph">
      <loext:graphic-properties draw:fill-color="#ffffff"/>
      <style:paragraph-properties fo:text-align="center"/>
    </style:style>
    <style:style style:name="P28" style:family="paragraph">
      <loext:graphic-properties draw:fill-color="#ffcc00"/>
      <style:paragraph-properties fo:text-align="center"/>
      <style:text-properties style:font-name="Arial" fo:font-size="5pt" style:font-size-asian="12pt" style:font-size-complex="12pt"/>
    </style:style>
    <style:style style:name="P29" style:family="paragraph">
      <loext:graphic-properties draw:fill-color="#dddddd"/>
      <style:paragraph-properties fo:text-align="center"/>
      <style:text-properties style:font-name="Arial" fo:font-size="5pt" style:font-size-asian="12pt" style:font-size-complex="12pt"/>
    </style:style>
    <style:style style:name="P30" style:family="paragraph">
      <loext:graphic-properties draw:fill-color="#999999"/>
      <style:paragraph-properties fo:text-align="center"/>
      <style:text-properties style:font-name="Arial" fo:font-size="5pt"/>
    </style:style>
    <style:style style:name="P31" style:family="paragraph">
      <loext:graphic-properties draw:fill-color="#dddddd"/>
      <style:paragraph-properties fo:text-align="center"/>
      <style:text-properties style:font-name="Arial" fo:font-size="5pt"/>
    </style:style>
    <style:style style:name="P32" style:family="paragraph">
      <loext:graphic-properties draw:fill="solid" draw:fill-color="#999999"/>
      <style:paragraph-properties fo:text-align="center"/>
      <style:text-properties style:font-name="Arial" fo:font-size="5pt"/>
    </style:style>
    <style:style style:name="P33" style:family="paragraph">
      <loext:graphic-properties draw:fill="none"/>
      <style:paragraph-properties fo:text-align="center"/>
      <style:text-properties style:font-name="Arial" fo:font-size="5pt"/>
    </style:style>
    <style:style style:name="P34" style:family="paragraph">
      <loext:graphic-properties draw:fill="none" draw:fill-color="#ffffff"/>
      <style:text-properties style:text-position="0% 100%" style:font-name="Arial" fo:font-size="5pt" style:font-size-asian="5pt" style:font-size-complex="5pt"/>
    </style:style>
    <style:style style:name="P35" style:family="paragraph">
      <loext:graphic-properties draw:fill="none" draw:fill-color="#ffffff"/>
      <style:text-properties style:font-name="Arial" fo:font-size="7pt" style:font-size-asian="7pt" style:font-size-complex="7pt"/>
    </style:style>
    <style:style style:name="P36" style:family="paragraph">
      <loext:graphic-properties draw:fill="solid" draw:fill-color="#ffffff" draw:opacity="0%"/>
    </style:style>
    <style:style style:name="P37" style:family="paragraph">
      <loext:graphic-properties draw:fill="solid" draw:fill-color="#000000"/>
    </style:style>
    <style:style style:name="P38" style:family="paragraph">
      <loext:graphic-properties draw:fill="none" draw:fill-color="#ffffff"/>
      <style:text-properties style:font-name="Arial" fo:font-size="5pt" style:font-size-asian="12pt" style:font-size-complex="12pt"/>
    </style:style>
    <style:style style:name="P39" style:family="paragraph">
      <loext:graphic-properties draw:fill="none" draw:fill-color="#ffffff"/>
      <style:paragraph-properties fo:text-align="center"/>
      <style:text-properties style:font-name="Arial" fo:font-size="5pt" fo:font-weight="bold" style:font-size-asian="12pt" style:font-weight-asian="bold" style:font-size-complex="12pt" style:font-weight-complex="bold"/>
    </style:style>
    <style:style style:name="P40" style:family="paragraph">
      <loext:graphic-properties draw:fill="solid" draw:fill-color="#ffffff" draw:opacity="0%"/>
      <style:text-properties style:font-name="Arial" fo:font-size="5pt"/>
    </style:style>
    <style:style style:name="P41" style:family="paragraph">
      <loext:graphic-properties draw:fill="solid" draw:fill-color="#000000"/>
      <style:text-properties style:font-name="Arial" fo:font-size="5pt"/>
    </style:style>
    <style:style style:name="P42" style:family="paragraph">
      <loext:graphic-properties draw:fill="none" draw:fill-color="#ffffff"/>
      <style:paragraph-properties fo:text-align="center"/>
      <style:text-properties style:font-name="Arial" fo:font-size="5pt" fo:font-weight="normal" style:font-size-asian="12pt" style:font-weight-asian="normal" style:font-size-complex="12pt" style:font-weight-complex="normal"/>
    </style:style>
    <style:style style:name="P43" style:family="paragraph">
      <loext:graphic-properties draw:fill="none" draw:fill-color="#000000"/>
      <style:paragraph-properties fo:text-align="center"/>
      <style:text-properties style:font-name="Arial" fo:font-size="5pt"/>
    </style:style>
    <style:style style:name="P44" style:family="paragraph">
      <loext:graphic-properties draw:fill="none" draw:fill-color="#ffffff"/>
      <style:paragraph-properties fo:text-align="center"/>
      <style:text-properties style:font-name="Arial" fo:font-size="7pt" fo:font-weight="normal" style:font-size-asian="14pt" style:font-weight-asian="normal" style:font-size-complex="14pt" style:font-weight-complex="normal"/>
    </style:style>
    <style:style style:name="P45" style:family="paragraph">
      <loext:graphic-properties draw:fill="none" draw:fill-color="#ffffff"/>
      <style:paragraph-properties fo:text-align="center"/>
      <style:text-properties style:font-name="Arial" fo:font-size="5pt" fo:font-weight="normal" style:font-size-asian="20pt" style:font-weight-asian="normal" style:font-size-complex="20pt" style:font-weight-complex="normal"/>
    </style:style>
    <style:style style:name="P46" style:family="paragraph">
      <loext:graphic-properties draw:fill="none" draw:fill-color="#ffffff"/>
      <style:text-properties style:font-name="Arial" fo:font-size="7pt" fo:font-weight="bold" style:font-size-asian="7pt" style:font-weight-asian="bold" style:font-size-complex="7pt" style:font-weight-complex="bold"/>
    </style:style>
    <style:style style:name="P47" style:family="paragraph">
      <loext:graphic-properties draw:fill="none" draw:fill-color="#ffffff"/>
      <style:paragraph-properties fo:text-align="center"/>
      <style:text-properties fo:color="#4dac26" style:font-name="Arial" fo:font-size="5pt" fo:font-weight="normal" style:font-size-asian="12pt" style:font-weight-asian="normal" style:font-size-complex="12pt" style:font-weight-complex="normal"/>
    </style:style>
    <style:style style:name="P48" style:family="paragraph">
      <loext:graphic-properties draw:fill-color="#ffcc99" draw:opacity="29%"/>
      <style:paragraph-properties fo:text-align="center"/>
    </style:style>
    <style:style style:name="P49" style:family="paragraph">
      <loext:graphic-properties draw:fill="solid" draw:fill-color="#dddddd" draw:opacity="100%"/>
      <style:paragraph-properties fo:text-align="center"/>
    </style:style>
    <style:style style:name="P50" style:family="paragraph">
      <loext:graphic-properties draw:fill-color="#cccc99"/>
      <style:paragraph-properties fo:text-align="center"/>
      <style:text-properties style:font-name="Arial" fo:font-size="5pt" style:font-size-asian="5pt" style:font-size-complex="5pt"/>
    </style:style>
    <style:style style:name="P51" style:family="paragraph">
      <loext:graphic-properties draw:fill="none" draw:fill-color="#cccccc" draw:opacity="100%"/>
      <style:paragraph-properties fo:text-align="center"/>
    </style:style>
    <style:style style:name="P52" style:family="paragraph">
      <loext:graphic-properties draw:fill="none" draw:fill-color="#ffffff"/>
      <style:text-properties fo:color="#000000" style:font-name="Arial" fo:font-size="5pt" fo:font-weight="normal" style:font-size-asian="12pt" style:font-weight-asian="normal" style:font-size-complex="12pt" style:font-weight-complex="normal"/>
    </style:style>
    <style:style style:name="P53" style:family="paragraph">
      <loext:graphic-properties draw:fill="none" draw:fill-color="#ffffff"/>
      <style:text-properties style:font-name="Arial" fo:font-size="5pt" fo:background-color="#ffffff" style:font-size-asian="12pt" style:font-size-complex="12pt"/>
    </style:style>
    <style:style style:name="P54" style:family="paragraph">
      <loext:graphic-properties draw:fill="solid" draw:fill-color="#dddddd"/>
      <style:paragraph-properties fo:text-align="center"/>
      <style:text-properties style:font-name="Arial" fo:font-size="7pt" style:font-size-asian="7pt" style:font-size-complex="7pt"/>
    </style:style>
    <style:style style:name="P55" style:family="paragraph">
      <loext:graphic-properties draw:fill="none" draw:fill-color="#b2b2b2"/>
      <style:paragraph-properties fo:text-align="center"/>
    </style:style>
    <style:style style:name="P56" style:family="paragraph">
      <loext:graphic-properties draw:fill="none" draw:fill-color="#ffffff"/>
      <style:paragraph-properties fo:text-align="center"/>
      <style:text-properties fo:color="#d01c8b" style:font-name="Arial" fo:font-size="5pt" fo:font-weight="normal" style:font-size-asian="12pt" style:font-weight-asian="normal" style:font-size-complex="12pt" style:font-weight-complex="normal"/>
    </style:style>
    <style:style style:name="P57" style:family="paragraph">
      <loext:graphic-properties draw:opacity="50%"/>
      <style:paragraph-properties fo:text-align="center"/>
    </style:style>
    <style:style style:name="P58" style:family="paragraph">
      <loext:graphic-properties draw:fill-color="#dddddd"/>
      <style:paragraph-properties fo:text-align="center"/>
      <style:text-properties style:font-name="Arial" fo:font-size="7pt" style:font-size-asian="7pt" style:font-size-complex="7pt"/>
    </style:style>
    <style:style style:name="T1" style:family="text">
      <style:text-properties style:font-name="Arial" fo:font-size="7pt" style:font-size-asian="7pt" style:font-size-complex="7pt"/>
    </style:style>
    <style:style style:name="T2" style:family="text">
      <style:text-properties style:font-name="DejaVu Sans" fo:font-size="7pt" style:font-size-asian="7pt" style:font-size-complex="7pt"/>
    </style:style>
    <style:style style:name="T3" style:family="text">
      <style:text-properties fo:color="#000000" style:font-name="Arial" fo:font-size="7pt" style:font-size-asian="7pt" style:font-size-complex="7pt"/>
    </style:style>
    <style:style style:name="T4" style:family="text">
      <style:text-properties style:font-name="Arial" fo:font-size="7pt" style:font-size-asian="14pt" style:font-size-complex="14pt"/>
    </style:style>
    <style:style style:name="T5" style:family="text">
      <style:text-properties style:text-position="0% 100%" style:font-name="Arial" fo:font-size="7pt" style:font-size-asian="7pt" style:font-size-complex="7pt"/>
    </style:style>
    <style:style style:name="T6" style:family="text">
      <style:text-properties style:text-position="-33% 58%" style:font-name="Arial" fo:font-size="7pt" style:font-size-asian="7pt" style:font-size-complex="7pt"/>
    </style:style>
    <style:style style:name="T7" style:family="text">
      <style:text-properties style:font-name="Arial" fo:font-size="7pt" fo:font-weight="bold" style:font-size-asian="14pt" style:font-weight-asian="bold" style:font-size-complex="14pt" style:font-weight-complex="bold"/>
    </style:style>
    <style:style style:name="T8" style:family="text">
      <style:text-properties style:font-name="Arial" fo:font-size="7pt" fo:font-weight="normal" style:font-size-asian="14pt" style:font-weight-asian="normal" style:font-size-complex="14pt" style:font-weight-complex="normal"/>
    </style:style>
    <style:style style:name="T9" style:family="text">
      <style:text-properties style:font-name="Arial" fo:font-size="10pt" fo:font-weight="normal" style:font-size-asian="32pt" style:font-weight-asian="normal" style:font-size-complex="32pt" style:font-weight-complex="normal"/>
    </style:style>
    <style:style style:name="T10" style:family="text">
      <style:text-properties style:font-name="Arial" fo:font-size="9pt" fo:font-weight="bold" style:font-size-asian="9pt" style:font-weight-asian="bold" style:font-size-complex="9pt" style:font-weight-complex="bold"/>
    </style:style>
    <style:style style:name="T11" style:family="text">
      <style:text-properties fo:color="#4dac26" style:font-name="Arial" fo:font-size="7pt" fo:font-weight="normal" style:font-size-asian="14pt" style:font-weight-asian="normal" style:font-size-complex="14pt" style:font-weight-complex="normal"/>
    </style:style>
    <style:style style:name="T12"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1" style:font-size-asian="7pt" style:font-style-asian="normal" style:font-weight-asian="normal" style:font-name-complex="DejaVu Sans1" style:font-size-complex="7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1" style:font-size-asian="7pt" style:font-style-asian="normal" style:font-weight-asian="normal" style:font-name-complex="DejaVu Sans1" style:font-size-complex="7pt" style:font-style-complex="normal" style:font-weight-complex="normal" style:text-emphasize="none" style:font-relief="none" style:text-overline-style="none" style:text-overline-color="font-color"/>
    </style:style>
    <style:style style:name="T17" style:family="text">
      <style:text-properties fo:color="#000000" style:font-name="Arial" fo:font-size="7pt" fo:font-weight="normal" style:font-size-asian="14pt" style:font-weight-asian="normal" style:font-size-complex="14pt" style:font-weight-complex="normal"/>
    </style:style>
    <style:style style:name="T18" style:family="text">
      <style:text-properties style:text-position="0% 100%" style:font-name="Arial" fo:font-size="7pt" style:font-size-asian="14pt" style:font-size-complex="14pt"/>
    </style:style>
    <style:style style:name="T19" style:family="text">
      <style:text-properties style:font-name="Arial" fo:font-size="5.40000009536743pt" style:font-size-asian="5.40000009536743pt" style:font-size-complex="5.40000009536743pt"/>
    </style:style>
    <style:style style:name="T20" style:family="text">
      <style:text-properties style:text-position="-33% 58%" style:font-name="Arial" fo:font-size="5.40000009536743pt" style:font-size-asian="5.40000009536743pt" style:font-size-complex="5.40000009536743pt"/>
    </style:style>
    <style:style style:name="T21" style:family="text">
      <style:text-properties fo:color="#d01c8b" style:font-name="Arial" fo:font-size="7pt" fo:font-weight="normal" style:font-size-asian="14pt" style:font-weight-asian="normal" style:font-size-complex="14pt" style:font-weight-complex="normal"/>
    </style:style>
    <style:style style:name="T22" style:family="text">
      <style:text-properties style:font-name="Arial" fo:font-size="7pt" fo:font-weight="normal" style:font-size-asian="7pt" style:font-weight-asian="normal" style:font-size-complex="7pt" style:font-weight-complex="normal"/>
    </style:style>
    <style:style style:name="T23"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897cm" svg:height="12.699cm" svg:x="1.503cm" svg:y="12.857cm">
          <draw:image xlink:href="Pictures/100002010000041B000005FF5B4664CC61D31825.png" xlink:type="simple" xlink:show="embed" xlink:actuate="onLoad">
            <text:p/>
          </draw:image>
        </draw:frame>
        <draw:custom-shape draw:style-name="gr2" draw:text-style-name="P1" draw:layer="layout" svg:width="8.89cm" svg:height="24cm" svg:x="1.535cm" svg:y="1.6cm">
          <text:p/>
          <draw:enhanced-geometry svg:viewBox="0 0 21600 21600" draw:type="rectangle" draw:enhanced-path="M 0 0 L 21600 0 21600 21600 0 21600 0 0 Z N"/>
        </draw:custom-shape>
        <draw:g>
          <draw:g>
            <draw:line draw:style-name="gr3" draw:text-style-name="P2" draw:layer="layout" svg:x1="9.098cm" svg:y1="3.057cm" svg:x2="9.098cm" svg:y2="1.891cm">
              <text:p/>
            </draw:line>
            <draw:line draw:style-name="gr3" draw:text-style-name="P2" draw:layer="layout" svg:x1="8.898cm" svg:y1="1.883cm" svg:x2="8.898cm" svg:y2="3.049cm">
              <text:p/>
            </draw:line>
          </draw:g>
          <draw:frame draw:style-name="gr4" draw:text-style-name="P4" draw:layer="layout" svg:width="0.641cm" svg:height="0.551cm" svg:x="9.344cm" svg:y="2.292cm">
            <draw:text-box>
              <text:p text:style-name="P3"><text:span text:style-name="T1">Na-K </text:span><text:span text:style-name="T1"><text:line-break/></text:span><text:span text:style-name="T1">pump</text:span></text:p>
            </draw:text-box>
          </draw:frame>
          <draw:g>
            <draw:custom-shape draw:style-name="gr5" draw:text-style-name="P5" draw:layer="layout" svg:width="1.918cm" svg:height="1.267cm" svg:x="8.039cm" svg:y="3.68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1.55cm" svg:height="0.702cm" svg:x="8.223cm" svg:y="3.9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2" draw:layer="layout" svg:x1="8.039cm" svg:y1="2.228cm" svg:x2="9.957cm" svg:y2="2.231cm">
            <text:p/>
          </draw:line>
          <draw:custom-shape draw:style-name="gr8" draw:text-style-name="P7" draw:layer="layout" svg:width="0.741cm" svg:height="0.717cm" draw:transform="skewX (-0.00139626340159544) rotate (0.63721970990313) translate (8.479cm 3.058cm)">
            <text:p/>
            <draw:enhanced-geometry svg:viewBox="0 0 21600 21600" draw:mirror-horizontal="false" draw:mirror-vertical="false" draw:text-areas="0 0 21600 21600" draw:type="circular-arrow" draw:modifiers="-139.666776219603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9" draw:text-style-name="P8" xml:id="id1" draw:id="id1" draw:layer="layout" svg:width="0.25cm" svg:height="0.25cm" svg:x="8.494cm" svg:y="4.142cm">
              <text:p text:style-name="P3"><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8" xml:id="id2" draw:id="id2" draw:layer="layout" svg:width="0.25cm" svg:height="0.25cm" svg:x="8.494cm" svg:y="3.199cm">
              <text:p text:style-name="P3"><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9" draw:layer="layout" svg:width="0.227cm" svg:height="0.333cm" draw:transform="rotate (-3.14159265358979) translate (9.14cm 3.898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0" draw:layer="layout" svg:width="0.375cm" svg:height="0.499cm" svg:x="8.84cm" svg:y="3.54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0.148cm" svg:height="0.148cm" svg:x="8.951cm" svg:y="3.63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27cm" svg:height="0.333cm" draw:transform="rotate (-3.14159265358979) translate (9.14cm 3.882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 draw:text-style-name="P2" draw:layer="layout" svg:x1="9.026cm" svg:y1="3.907cm" svg:x2="9.026cm" svg:y2="4.077cm">
              <text:p/>
            </draw:line>
            <draw:line draw:style-name="gr13" draw:text-style-name="P2" draw:layer="layout" svg:x1="8.986cm" svg:y1="3.787cm" svg:x2="9.026cm" svg:y2="3.907cm">
              <text:p/>
            </draw:line>
            <draw:line draw:style-name="gr13" draw:text-style-name="P2" draw:layer="layout" svg:x1="8.913cm" svg:y1="3.577cm" svg:x2="8.961cm" svg:y2="3.706cm">
              <text:p/>
            </draw:line>
            <draw:line draw:style-name="gr13" draw:text-style-name="P2" draw:layer="layout" svg:x1="9.073cm" svg:y1="3.782cm" svg:x2="9.026cm" svg:y2="3.907cm">
              <text:p/>
            </draw:line>
            <draw:line draw:style-name="gr13" draw:text-style-name="P2" draw:layer="layout" svg:x1="9.14cm" svg:y1="3.577cm" svg:x2="9.09cm" svg:y2="3.712cm">
              <text:p/>
            </draw:line>
            <draw:line draw:style-name="gr13" draw:text-style-name="P2" draw:layer="layout" svg:x1="8.913cm" svg:y1="3.576cm" svg:x2="8.961cm" svg:y2="3.705cm">
              <text:p/>
            </draw:line>
          </draw:g>
          <draw:g>
            <draw:custom-shape draw:style-name="gr14" draw:text-style-name="P9" draw:layer="layout" svg:width="0.482cm" svg:height="0.643cm" svg:x="8.761cm" svg:y="2.11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5" draw:text-style-name="P12" draw:layer="layout" svg:width="0.125cm" svg:height="0.121cm" draw:transform="rotate (3.09359609915995) translate (8.94cm 2.658cm)" draw:kind="cut" draw:start-angle="254.12" draw:end-angle="78.09">
              <text:p/>
            </draw:ellipse>
            <draw:ellipse draw:style-name="gr15" draw:text-style-name="P12" draw:layer="layout" svg:width="0.126cm" svg:height="0.132cm" draw:transform="skewX (0.0075049157835756) rotate (3.07020868718322) translate (8.986cm 2.503cm)" draw:kind="cut" draw:start-angle="254.12" draw:end-angle="78.09">
              <text:p/>
            </draw:ellipse>
            <draw:ellipse draw:style-name="gr15" draw:text-style-name="P12" draw:layer="layout" svg:width="0.123cm" svg:height="0.125cm" draw:transform="skewX (0.0319395253114962) rotate (3.12536109154625) translate (9.03cm 2.348cm)" draw:kind="cut" draw:start-angle="254.12" draw:end-angle="78.09">
              <text:p/>
            </draw:ellipse>
            <draw:custom-shape draw:style-name="gr16" draw:text-style-name="P13" draw:layer="layout" svg:width="0.149cm" svg:height="0.081cm" draw:transform="skewX (0.0493928178314395) rotate (1.87273828738992) translate (9.034cm 2.329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13" draw:layer="layout" svg:width="0.148cm" svg:height="0.083cm" draw:transform="rotate (1.87273828738992) translate (9.082cm 2.499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10" draw:layer="layout" svg:width="0.377cm" svg:height="0.649cm" draw:transform="rotate (-3.14159265358979) translate (9.182cm 2.7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19" draw:text-style-name="P2" draw:layer="layout" draw:type="curve" draw:line-skew="-0.344cm" svg:x1="8.744cm" svg:y1="4.267cm" svg:x2="8.744cm" svg:y2="3.324cm" draw:start-shape="id1" draw:start-glue-point="10" draw:end-shape="id2" draw:end-glue-point="10" svg:d="M8744 4267c249 0 249-943 0-943" svg:viewBox="0 0 188 944">
            <text:p/>
          </draw:connector>
          <draw:g>
            <draw:frame draw:style-name="gr20" draw:text-style-name="P4" draw:layer="layout" svg:width="0.463cm" svg:height="0.276cm" svg:x="8.503cm" svg:y="5.134cm">
              <draw:text-box>
                <text:p text:style-name="P3"><text:span text:style-name="T1">A</text:span><text:span text:style-name="T1">T</text:span><text:span text:style-name="T1">P</text:span></text:p>
              </draw:text-box>
            </draw:frame>
            <draw:custom-shape draw:style-name="gr9" draw:text-style-name="P8" draw:layer="layout" svg:width="0.25cm" svg:height="0.25cm" svg:x="8.212cm" svg:y="5.147cm">
              <text:p text:style-name="P3"><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4" draw:layer="layout" svg:width="0.51cm" svg:height="0.276cm" svg:x="9.445cm" svg:y="5.134cm">
              <draw:text-box>
                <text:p text:style-name="P3"><text:span text:style-name="T1">ADP</text:span></text:p>
              </draw:text-box>
            </draw:frame>
            <draw:custom-shape draw:style-name="gr22" draw:text-style-name="P14" draw:layer="layout" svg:width="0.25cm" svg:height="0.25cm" svg:x="9.164cm" svg:y="5.147cm">
              <text:p text:style-name="P3"><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3" draw:text-style-name="P4" draw:layer="layout" svg:width="1.399cm" svg:height="0.276cm" svg:x="8.299cm" svg:y="4.674cm">
            <draw:text-box>
              <text:p text:style-name="P3"><text:span text:style-name="T1">Mitocho</text:span><text:span text:style-name="T1">ndria</text:span></text:p>
            </draw:text-box>
          </draw:frame>
          <draw:g>
            <draw:custom-shape draw:style-name="gr22" draw:text-style-name="P14" xml:id="id3" draw:id="id3" draw:layer="layout" svg:width="0.25cm" svg:height="0.25cm" svg:x="9.289cm" svg:y="4.149cm">
              <text:p text:style-name="P3"><text:span text:style-name="T1">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4" xml:id="id4" draw:id="id4" draw:layer="layout" svg:width="0.25cm" svg:height="0.25cm" svg:x="9.289cm" svg:y="3.199cm">
              <text:p text:style-name="P3"><text:span text:style-name="T1">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24" draw:text-style-name="P2" draw:layer="layout" draw:type="curve" draw:line-skew="0.35cm" svg:x1="9.289cm" svg:y1="4.274cm" svg:x2="9.289cm" svg:y2="3.324cm" draw:start-shape="id3" draw:start-glue-point="10" draw:end-shape="id4" draw:end-glue-point="10" svg:d="M9289 4274c-240 0-240-950 0-950" svg:viewBox="0 0 181 951">
            <text:p/>
          </draw:connector>
          <draw:custom-shape draw:style-name="gr25" draw:text-style-name="P7" draw:layer="layout" svg:width="0.676cm" svg:height="0.677cm" draw:transform="skewX (-0.0013962634015955) rotate (0.926769832808989) translate (8.536cm 4.363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5" draw:layer="layout" svg:width="0.493cm" svg:height="0.276cm" svg:x="9.344cm" svg:y="3.698cm">
            <draw:text-box>
              <text:p><text:span text:style-name="T1">ANT</text:span></text:p>
            </draw:text-box>
          </draw:frame>
        </draw:g>
        <draw:g>
          <draw:frame draw:style-name="gr27" draw:text-style-name="P15" draw:layer="layout" svg:width="0.967cm" svg:height="0.276cm" svg:x="2.467cm" svg:y="5.586cm">
            <draw:text-box>
              <text:p><text:span text:style-name="T1">Pyruvate</text:span></text:p>
            </draw:text-box>
          </draw:frame>
          <draw:frame draw:style-name="gr28" draw:text-style-name="P15" draw:layer="layout" svg:width="1.399cm" svg:height="0.276cm" svg:x="5.128cm" svg:y="5.586cm">
            <draw:text-box>
              <text:p><text:span text:style-name="T1">Mitochondria</text:span></text:p>
            </draw:text-box>
          </draw:frame>
          <draw:custom-shape draw:style-name="gr29" draw:text-style-name="P16" draw:layer="layout" svg:width="7.9cm" svg:height="3.2cm" svg:x="2.035cm" svg:y="5.9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7" draw:layer="layout" svg:width="7.245cm" svg:height="2.239cm" svg:x="2.384cm" svg:y="6.4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draw:layer="layout" svg:width="0.875cm" svg:height="0.85cm" draw:transform="skewX (0.00122173047639605) rotate (2.57994570029802) translate (7.85cm 7.806cm)">
            <text:p/>
            <draw:enhanced-geometry svg:viewBox="0 0 21600 21600" draw:text-areas="0 0 21600 21600" draw:type="circular-arrow" draw:modifiers="-92.51516955103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18" draw:layer="layout" svg:width="1.078cm" svg:height="1.047cm" draw:transform="skewX (-0.000872664625997168) rotate (3.03425490459214) translate (4.314cm 7.818cm)">
            <text:p/>
            <draw:enhanced-geometry svg:viewBox="0 0 21600 21600" draw:mirror-horizontal="false" draw:mirror-vertical="false" draw:text-areas="0 0 21600 21600" draw:type="circular-arrow" draw:modifiers="124.366273051583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3" draw:text-style-name="P19" draw:layer="layout" svg:width="0.247cm" svg:height="0.246cm" svg:x="9.139cm" svg:y="7.503cm">
            <text:p text:style-name="P3"><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97cm" svg:height="1.711cm" svg:x="2.631cm" svg:y="5.862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5" draw:text-style-name="P3" draw:layer="layout" svg:width="0.155cm" svg:height="1.571cm" draw:transform="rotate (-3.14159265358979) translate (8.851cm 7.89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1" draw:layer="layout" svg:width="0.246cm" svg:height="0.245cm" svg:x="8.176cm" svg:y="7.506cm">
              <text:p text:style-name="P3"><text:span text:style-name="T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8" draw:layer="layout" svg:width="0.875cm" svg:height="0.85cm" draw:transform="skewX (0.00226892802759265) rotate (1.13411494794592) translate (8.191cm 7.947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22" draw:layer="layout" svg:width="0.832cm" svg:height="0.833cm" svg:x="8.357cm" svg:y="6.462cm">
              <text:p text:style-name="P3"><text:span text:style-name="T3">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8" draw:text-style-name="P3" draw:layer="layout" svg:width="0.153cm" svg:height="1.572cm" svg:x="5.749cm" svg:y="6.325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3" draw:layer="layout" svg:width="0.155cm" svg:height="1.572cm" svg:x="5.433cm" svg:y="6.325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3" draw:layer="layout" svg:width="0.155cm" svg:height="1.571cm" svg:x="6.065cm" svg:y="6.32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draw:layer="layout" svg:width="2.899cm" svg:height="0.966cm" svg:x="4.387cm" svg:y="6.733cm">
            <text:p text:style-name="P3"><text:span text:style-name="T1">ET</text:span><text:span text:style-name="T1">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1" draw:text-style-name="P20" draw:layer="layout" svg:width="0.3cm" svg:height="0.3cm" svg:x="4.652cm" svg:y="7.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0" draw:layer="layout" svg:width="0.3cm" svg:height="0.3cm" svg:x="6.823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1" draw:layer="layout" svg:x1="4.798cm" svg:y1="7.064cm" svg:x2="7.021cm" svg:y2="7.064cm">
              <text:p/>
            </draw:line>
            <draw:line draw:style-name="gr42" draw:text-style-name="P1" draw:layer="layout" svg:x1="4.802cm" svg:y1="7.37cm" svg:x2="7.021cm" svg:y2="7.37cm">
              <text:p/>
            </draw:line>
          </draw:g>
          <draw:line draw:style-name="gr43" draw:text-style-name="P1" draw:layer="layout" svg:x1="6.921cm" svg:y1="8.664cm" svg:x2="6.921cm" svg:y2="8.423cm">
            <text:p/>
          </draw:line>
          <draw:g>
            <draw:custom-shape draw:style-name="gr44" draw:text-style-name="P20" draw:layer="layout" svg:width="0.439cm" svg:height="0.54cm" svg:x="6.697cm" svg:y="8.6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5" draw:text-style-name="P24" draw:layer="layout" svg:width="0.138cm" svg:height="0.139cm" draw:transform="rotate (1.55631009400334) translate (6.766cm 9.279cm)" draw:kind="cut" draw:start-angle="268.91" draw:end-angle="93.47">
              <text:p/>
            </draw:ellipse>
            <draw:custom-shape draw:style-name="gr46" draw:text-style-name="P25" draw:layer="layout" svg:width="0.117cm" svg:height="0.544cm" svg:x="6.86cm" svg:y="8.67cm">
              <text:p/>
              <draw:enhanced-geometry svg:viewBox="0 0 21600 21600" draw:mirror-vertical="true" draw:type="rectangle" draw:enhanced-path="M 0 0 L 21600 0 21600 21600 0 21600 0 0 Z N"/>
            </draw:custom-shape>
            <draw:line draw:style-name="gr47" draw:text-style-name="P1" draw:layer="layout" svg:x1="6.864cm" svg:y1="9.154cm" svg:x2="6.864cm" svg:y2="8.662cm">
              <text:p/>
            </draw:line>
            <draw:line draw:style-name="gr47" draw:text-style-name="P1" draw:layer="layout" svg:x1="6.977cm" svg:y1="9.212cm" svg:x2="6.974cm" svg:y2="8.662cm">
              <text:p/>
            </draw:line>
            <draw:custom-shape draw:style-name="gr48" draw:text-style-name="P26" draw:layer="layout" svg:width="0.437cm" svg:height="0.555cm" svg:x="6.699cm" svg:y="8.63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0.373cm" svg:height="0.03cm" svg:x="6.733cm" svg:y="9.214cm">
              <text:p/>
              <draw:enhanced-geometry svg:viewBox="0 0 21600 21600" draw:type="rectangle" draw:enhanced-path="M 0 0 L 21600 0 21600 21600 0 21600 0 0 Z N"/>
            </draw:custom-shape>
          </draw:g>
          <draw:g>
            <draw:g>
              <draw:custom-shape draw:style-name="gr33" draw:text-style-name="P28" xml:id="id5" draw:id="id5" draw:layer="layout" svg:width="0.247cm" svg:height="0.247cm" svg:x="9.115cm" svg:y="9.26cm">
                <text:p text:style-name="P3"><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8" xml:id="id6" draw:id="id6" draw:layer="layout" svg:width="0.247cm" svg:height="0.247cm" svg:x="9.115cm" svg:y="8.255cm">
                <text:p text:style-name="P3"><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29" xml:id="id8" draw:id="id8" draw:layer="layout" svg:width="0.245cm" svg:height="0.247cm" svg:x="8.182cm" svg:y="9.26cm">
                <text:p text:style-name="P3"><text:span text:style-name="T4">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14" xml:id="id7" draw:id="id7" draw:layer="layout" svg:width="0.246cm" svg:height="0.247cm" svg:x="8.184cm" svg:y="8.255cm">
                <text:p text:style-name="P3"><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0" draw:text-style-name="P30" draw:layer="layout" svg:width="0.261cm" svg:height="0.38cm" draw:transform="rotate (-3.14159265358979) translate (8.901cm 9.022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1" draw:text-style-name="P31" draw:layer="layout" svg:width="0.428cm" svg:height="0.569cm" svg:x="8.558cm" svg:y="8.625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2" draw:layer="layout" svg:width="0.168cm" svg:height="0.171cm" svg:x="8.684cm" svg:y="8.69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30" draw:layer="layout" svg:width="0.261cm" svg:height="0.38cm" draw:transform="rotate (-3.14159265358979) translate (8.901cm 9.00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3" draw:text-style-name="P33" draw:layer="layout" svg:x1="8.77cm" svg:y1="9.02cm" svg:x2="8.77cm" svg:y2="9.214cm">
                <text:p/>
              </draw:line>
              <draw:line draw:style-name="gr13" draw:text-style-name="P33" draw:layer="layout" svg:x1="8.725cm" svg:y1="8.882cm" svg:x2="8.77cm" svg:y2="9.02cm">
                <text:p/>
              </draw:line>
              <draw:line draw:style-name="gr13" draw:text-style-name="P33" draw:layer="layout" svg:x1="8.64cm" svg:y1="8.642cm" svg:x2="8.695cm" svg:y2="8.79cm">
                <text:p/>
              </draw:line>
              <draw:line draw:style-name="gr13" draw:text-style-name="P33" draw:layer="layout" svg:x1="8.824cm" svg:y1="8.877cm" svg:x2="8.77cm" svg:y2="9.02cm">
                <text:p/>
              </draw:line>
              <draw:line draw:style-name="gr13" draw:text-style-name="P33" draw:layer="layout" svg:x1="8.9cm" svg:y1="8.642cm" svg:x2="8.843cm" svg:y2="8.796cm">
                <text:p/>
              </draw:line>
              <draw:line draw:style-name="gr13" draw:text-style-name="P33" draw:layer="layout" svg:x1="8.64cm" svg:y1="8.641cm" svg:x2="8.695cm" svg:y2="8.789cm">
                <text:p/>
              </draw:line>
            </draw:g>
            <draw:connector draw:style-name="gr52" draw:text-style-name="P33" draw:layer="layout" draw:type="curve" draw:line-skew="0.287cm" svg:x1="9.115cm" svg:y1="9.384cm" svg:x2="9.115cm" svg:y2="8.379cm" draw:start-shape="id5" draw:start-glue-point="6" draw:end-shape="id6" draw:end-glue-point="6" svg:d="M9115 9384c-334 0-334-1005 0-1005" svg:viewBox="0 0 251 1006">
              <text:p/>
            </draw:connector>
            <draw:connector draw:style-name="gr53" draw:text-style-name="P33" draw:layer="layout" draw:type="curve" draw:line-skew="-0.283cm" svg:x1="8.43cm" svg:y1="8.379cm" svg:x2="8.427cm" svg:y2="9.384cm" draw:start-shape="id7" draw:start-glue-point="10" draw:end-shape="id8" draw:end-glue-point="10" svg:d="M8430 8379c340 0 342 1005-3 1005" svg:viewBox="0 0 259 1006">
              <text:p/>
            </draw:connector>
          </draw:g>
          <draw:frame draw:style-name="gr27" draw:text-style-name="P15" draw:layer="layout" svg:width="0.967cm" svg:height="0.276cm" svg:x="2.467cm" svg:y="7.537cm">
            <draw:text-box>
              <text:p><text:span text:style-name="T1">Pyr</text:span><text:span text:style-name="T1">uv</text:span><text:span text:style-name="T1">ate</text:span></text:p>
            </draw:text-box>
          </draw:frame>
          <draw:frame draw:style-name="gr54" draw:text-style-name="P15" draw:layer="layout" svg:width="0.722cm" svg:height="0.276cm" svg:x="3.473cm" svg:y="6.601cm">
            <draw:text-box>
              <text:p><text:span text:style-name="T1">Citrate</text:span></text:p>
            </draw:text-box>
          </draw:frame>
          <draw:frame draw:style-name="gr55" draw:text-style-name="P34" draw:layer="layout" svg:width="0.451cm" svg:height="0.335cm" svg:x="7.594cm" svg:y="6.644cm">
            <draw:text-box>
              <text:p><text:span text:style-name="T5">H</text:span><text:span text:style-name="T6">2</text:span><text:span text:style-name="T5">O</text:span></text:p>
            </draw:text-box>
          </draw:frame>
          <draw:frame draw:style-name="gr56" draw:text-style-name="P34" draw:layer="layout" svg:width="0.273cm" svg:height="0.335cm" svg:x="7.618cm" svg:y="7.512cm">
            <draw:text-box>
              <text:p><text:span text:style-name="T5">O</text:span><text:span text:style-name="T6">2</text:span></text:p>
            </draw:text-box>
          </draw:frame>
          <draw:g>
            <draw:line draw:style-name="gr57" draw:text-style-name="P1" draw:layer="layout" svg:x1="5.165cm" svg:y1="6.903cm" svg:x2="6.642cm" svg:y2="6.904cm">
              <text:p/>
            </draw:line>
            <draw:frame draw:style-name="gr58" draw:text-style-name="P15" draw:layer="layout" svg:width="0.217cm" svg:height="0.276cm" svg:x="4.872cm" svg:y="6.763cm">
              <draw:text-box>
                <text:p><text:span text:style-name="T1">e</text:span><text:span text:style-name="T5">-</text:span></text:p>
              </draw:text-box>
            </draw:frame>
            <draw:frame draw:style-name="gr59" draw:text-style-name="P15" draw:layer="layout" svg:width="0.218cm" svg:height="0.276cm" svg:x="6.736cm" svg:y="6.763cm">
              <draw:text-box>
                <text:p><text:span text:style-name="T1">e-</text:span></text:p>
              </draw:text-box>
            </draw:frame>
          </draw:g>
          <draw:frame draw:style-name="gr60" draw:text-style-name="P15" draw:layer="layout" svg:width="0.443cm" svg:height="0.335cm" svg:x="2.597cm" svg:y="8.284cm">
            <draw:text-box>
              <text:p><text:span text:style-name="T5">H</text:span><text:span text:style-name="T5">+</text:span><text:span text:style-name="T6">M</text:span></text:p>
            </draw:text-box>
          </draw:frame>
          <draw:frame draw:style-name="gr61" draw:text-style-name="P15" draw:layer="layout" svg:width="0.324cm" svg:height="0.276cm" svg:x="2.597cm" svg:y="8.891cm">
            <draw:text-box>
              <text:p><text:span text:style-name="T1">H+</text:span></text:p>
            </draw:text-box>
          </draw:frame>
          <draw:frame draw:style-name="gr61" draw:text-style-name="P35" draw:layer="layout" svg:width="0.324cm" svg:height="0.276cm" svg:x="5.665cm" svg:y="6.047cm">
            <draw:text-box>
              <text:p><text:span text:style-name="T1">H</text:span><text:span text:style-name="T5">+</text:span></text:p>
            </draw:text-box>
          </draw:frame>
          <draw:frame draw:style-name="gr61" draw:text-style-name="P15" draw:layer="layout" svg:width="0.324cm" svg:height="0.276cm" svg:x="8.612cm" svg:y="6.047cm">
            <draw:text-box>
              <text:p><text:span text:style-name="T1">H+</text:span></text:p>
            </draw:text-box>
          </draw:frame>
          <draw:frame draw:style-name="gr60" draw:text-style-name="P15" draw:layer="layout" svg:width="0.443cm" svg:height="0.335cm" svg:x="8.554cm" svg:y="7.88cm">
            <draw:text-box>
              <text:p><text:span text:style-name="T5">H</text:span><text:span text:style-name="T5">+</text:span><text:span text:style-name="T6">M</text:span></text:p>
            </draw:text-box>
          </draw:frame>
          <draw:line draw:style-name="gr62" draw:text-style-name="P3" draw:layer="layout" svg:x1="3.203cm" svg:y1="8.33cm" svg:x2="3.203cm" svg:y2="9.071cm">
            <text:p/>
          </draw:line>
          <draw:frame draw:style-name="gr63" draw:text-style-name="P15" draw:layer="layout" svg:width="1.653cm" svg:height="0.276cm" svg:x="4.557cm" svg:y="8.818cm">
            <draw:text-box>
              <text:p><text:span text:style-name="T1">Int</text:span><text:span text:style-name="T1">er</text:span><text:span text:style-name="T1">m</text:span><text:span text:style-name="T1">e</text:span><text:span text:style-name="T1">m</text:span><text:span text:style-name="T1">br</text:span><text:span text:style-name="T1">an</text:span><text:span text:style-name="T1">e</text:span></text:p>
            </draw:text-box>
          </draw:frame>
          <draw:frame draw:style-name="gr64" draw:text-style-name="P15" draw:layer="layout" svg:width="0.667cm" svg:height="0.276cm" svg:x="5.05cm" svg:y="8.363cm">
            <draw:text-box>
              <text:p><text:span text:style-name="T1">M</text:span><text:span text:style-name="T1">atr</text:span><text:span text:style-name="T1">ix</text:span></text:p>
            </draw:text-box>
          </draw:frame>
          <draw:g>
            <svg:title>TexMaths</svg:title>
            <svg:desc>16§latex§\Delta\psi§svg§600§TRUE§</svg:desc>
            <draw:polygon draw:style-name="gr65" draw:text-style-name="P36" draw:layer="layout" svg:width="0.77cm" svg:height="0.463cm" svg:x="3.33cm" svg:y="8.476cm" svg:viewBox="0 0 771 464" draw:points="385,464 0,464 0,0 771,0 771,464">
              <text:p/>
            </draw:polygon>
            <draw:path draw:style-name="gr66" draw:text-style-name="P37" draw:layer="layout" svg:width="0.415cm" svg:height="0.404cm" svg:x="3.329cm" svg:y="8.448cm" svg:viewBox="0 0 416 405" svg:d="M223 10c-4-7-5-10-14-10-11 0-12 3-16 10l-190 383c-3 5-3 7-3 7 0 5 4 5 13 5h391c9 0 12 0 12-5 0 0 0-2-3-7zM191 56l151 305h-304z">
              <text:p/>
            </draw:path>
            <draw:path draw:style-name="gr66" draw:text-style-name="P37" draw:layer="layout" svg:width="0.341cm" svg:height="0.506cm" svg:x="3.787cm" svg:y="8.461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60" draw:text-style-name="P15" draw:layer="layout" svg:width="0.443cm" svg:height="0.335cm" svg:x="5.608cm" svg:y="7.905cm">
            <draw:text-box>
              <text:p><text:span text:style-name="T1">H</text:span><text:span text:style-name="T1">+</text:span><text:span text:style-name="T6">M</text:span></text:p>
            </draw:text-box>
          </draw:frame>
          <draw:frame draw:style-name="gr67" draw:text-style-name="P34" draw:layer="layout" svg:width="0.595cm" svg:height="0.276cm" svg:x="6.661cm" svg:y="8.156cm">
            <draw:text-box>
              <text:p><text:span text:style-name="T5">C</text:span><text:span text:style-name="T5">a</text:span><text:span text:style-name="T5">+</text:span><text:span text:style-name="T5">2</text:span></text:p>
            </draw:text-box>
          </draw:frame>
          <draw:frame draw:style-name="gr68" draw:text-style-name="P15" draw:layer="layout" svg:width="0.561cm" svg:height="0.276cm" svg:x="7.221cm" svg:y="8.818cm">
            <draw:text-box>
              <text:p><text:span text:style-name="T1">M</text:span><text:span text:style-name="T1">C</text:span><text:span text:style-name="T1">U</text:span></text:p>
            </draw:text-box>
          </draw:frame>
          <draw:frame draw:style-name="gr69" draw:text-style-name="P15" draw:layer="layout" svg:width="0.493cm" svg:height="0.276cm" svg:x="9.069cm" svg:y="8.818cm">
            <draw:text-box>
              <text:p><text:span text:style-name="T1">AN</text:span><text:span text:style-name="T1">T</text:span></text:p>
            </draw:text-box>
          </draw:frame>
          <draw:frame draw:style-name="gr69" draw:text-style-name="P15" draw:layer="layout" svg:width="0.493cm" svg:height="0.276cm" svg:x="3.588cm" svg:y="7.097cm">
            <draw:text-box>
              <text:p><text:span text:style-name="T1">TC</text:span><text:span text:style-name="T1">A</text:span></text:p>
            </draw:text-box>
          </draw:frame>
          <draw:custom-shape draw:style-name="gr70" draw:text-style-name="P18" draw:layer="layout" svg:width="0.876cm" svg:height="0.848cm" draw:transform="skewX (-0.00244346095279211) rotate (2.69164677242565) translate (3.583cm 8.032cm)">
            <text:p/>
            <draw:enhanced-geometry svg:viewBox="0 0 21600 21600" draw:text-areas="0 0 21600 21600" draw:type="circular-arrow" draw:modifiers="-36.267192456920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frame draw:style-name="gr71" draw:text-style-name="P38" draw:layer="layout" svg:width="0.802cm" svg:height="0.276cm" svg:x="4.519cm" svg:y="1.896cm">
            <draw:text-box>
              <text:p><text:span text:style-name="T4">Neuron</text:span></text:p>
            </draw:text-box>
          </draw:frame>
          <draw:frame draw:style-name="gr64" draw:text-style-name="P38" draw:layer="layout" svg:width="0.667cm" svg:height="0.276cm" svg:x="2.772cm" svg:y="1.896cm">
            <draw:text-box>
              <text:p><text:span text:style-name="T4">Inputs</text:span></text:p>
            </draw:text-box>
          </draw:frame>
          <draw:frame draw:style-name="gr72" draw:text-style-name="P38" draw:layer="layout" svg:width="0.734cm" svg:height="0.276cm" svg:x="6.475cm" svg:y="1.896cm">
            <draw:text-box>
              <text:p><text:span text:style-name="T4">Output</text:span></text:p>
            </draw:text-box>
          </draw:frame>
          <draw:frame draw:style-name="gr73" draw:text-style-name="P39" draw:layer="layout" svg:width="0.146cm" svg:height="0.276cm" svg:x="3.925cm" svg:y="4.396cm">
            <draw:text-box>
              <text:p text:style-name="P3"><text:span text:style-name="T7">+</text:span></text:p>
            </draw:text-box>
          </draw:frame>
          <draw:g>
            <draw:custom-shape draw:style-name="gr74" draw:text-style-name="P33" draw:layer="layout" svg:width="0.897cm" svg:height="0.896cm" svg:x="4.5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33" draw:layer="layout" svg:x1="3.5cm" svg:y1="2.257cm" svg:x2="4.791cm" svg:y2="2.47cm">
              <text:p/>
            </draw:line>
            <draw:line draw:style-name="gr75" draw:text-style-name="P33" draw:layer="layout" svg:x1="3.9cm" svg:y1="2.557cm" svg:x2="4.624cm" svg:y2="2.636cm">
              <text:p/>
            </draw:line>
            <draw:line draw:style-name="gr75" draw:text-style-name="P33" draw:layer="layout" svg:x1="3.96cm" svg:y1="3.167cm" svg:x2="4.624cm" svg:y2="3.101cm">
              <text:p/>
            </draw:line>
            <draw:line draw:style-name="gr75" draw:text-style-name="P33" draw:layer="layout" svg:x1="3.482cm" svg:y1="3.657cm" svg:x2="4.791cm" svg:y2="3.267cm">
              <text:p/>
            </draw:line>
            <draw:line draw:style-name="gr75" draw:text-style-name="P33" draw:layer="layout" svg:x1="5.488cm" svg:y1="2.868cm" svg:x2="6.219cm" svg:y2="2.868cm">
              <text:p/>
            </draw:line>
          </draw:g>
          <draw:path draw:style-name="gr76" draw:text-style-name="P33" draw:layer="layout" svg:width="0.995cm" svg:height="0.677cm" svg:x="2.831cm" svg:y="2.257cm" svg:viewBox="0 0 996 678" svg:d="M0 678c123 0 129-98 123-559s246 566 340 551 533 0 533 0">
            <text:p/>
          </draw:path>
          <draw:path draw:style-name="gr77" draw:text-style-name="P33" draw:layer="layout" svg:width="0.63cm" svg:height="1.375cm" svg:x="6.527cm" svg:y="2.257cm" svg:viewBox="0 0 631 1376" svg:d="M0 1194c123 0 172-547 166-1092-6-547-27 1291 66 1274 94-18 399-213 399-213">
            <text:p/>
          </draw:path>
          <draw:path draw:style-name="gr78" draw:text-style-name="P33" draw:layer="layout" svg:width="0.929cm" svg:height="0.57cm" draw:transform="rotate (-3.14159265358979) translate (3.76060693989978cm 3.76904533731713cm)" svg:viewBox="0 0 930 571" svg:d="M930 571c-270 0-61-831-347-488-286 344-583 488-583 488">
            <text:p/>
          </draw:path>
          <draw:g>
            <svg:title>TexMaths</svg:title>
            <svg:desc>36§display§\sum_{}^{}§svg§600§TRUE§</svg:desc>
            <draw:polygon draw:style-name="gr79" draw:text-style-name="P40" draw:layer="layout" svg:width="0.435cm" svg:height="0.44cm" svg:x="4.8cm" svg:y="2.636cm" svg:viewBox="0 0 436 441" draw:points="218,441 0,441 0,0 436,0 436,441">
              <text:p/>
            </draw:polygon>
            <draw:path draw:style-name="gr80" draw:text-style-name="P41" draw:layer="layout" svg:width="0.418cm" svg:height="0.44cm" svg:x="4.818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81" draw:text-style-name="P42" draw:layer="layout" svg:width="1.183cm" svg:height="0.826cm" svg:x="2.514cm" svg:y="4.067cm">
            <draw:text-box>
              <text:p text:style-name="P3"><text:span text:style-name="T8">Input </text:span></text:p>
              <text:p text:style-name="P3"><text:span text:style-name="T8">processing</text:span></text:p>
              <text:p text:style-name="P3"><text:span text:style-name="T8">costs</text:span></text:p>
            </draw:text-box>
          </draw:frame>
          <draw:frame draw:style-name="gr82" draw:text-style-name="P42" draw:layer="layout" svg:width="1.467cm" svg:height="0.826cm" svg:x="4.187cm" svg:y="4.067cm">
            <draw:text-box>
              <text:p text:style-name="P3"><text:span text:style-name="T8">Cellular </text:span></text:p>
              <text:p text:style-name="P3"><text:span text:style-name="T8">maintenance </text:span></text:p>
              <text:p text:style-name="P3"><text:span text:style-name="T8">costs</text:span></text:p>
            </draw:text-box>
          </draw:frame>
          <draw:frame draw:style-name="gr83" draw:text-style-name="P42" draw:layer="layout" svg:width="1.81cm" svg:height="0.826cm" svg:x="5.937cm" svg:y="4.067cm">
            <draw:text-box>
              <text:p text:style-name="P3"><text:span text:style-name="T8">Action potential, </text:span></text:p>
              <text:p text:style-name="P3"><text:span text:style-name="T8">transmission, </text:span></text:p>
              <text:p text:style-name="P3"><text:span text:style-name="T8">reuptake costs</text:span></text:p>
            </draw:text-box>
          </draw:frame>
          <draw:custom-shape draw:style-name="gr84" draw:text-style-name="P43" draw:layer="layout" svg:width="0.294cm" svg:height="0.294cm" svg:x="3.838cm" svg:y="5.136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85" draw:text-style-name="P44" draw:layer="layout" svg:width="1.077cm" svg:height="0.276cm" svg:x="1.808cm" svg:y="2.44cm">
            <draw:text-box>
              <text:p text:style-name="P3"><text:span text:style-name="T8">Excitatory</text:span></text:p>
            </draw:text-box>
          </draw:frame>
          <draw:frame draw:style-name="gr86" draw:text-style-name="P44" draw:layer="layout" svg:width="0.993cm" svg:height="0.276cm" svg:x="1.892cm" svg:y="3.341cm">
            <draw:text-box>
              <text:p text:style-name="P3"><text:span text:style-name="T8">Inhibitory</text:span></text:p>
            </draw:text-box>
          </draw:frame>
          <draw:frame draw:style-name="gr87" draw:text-style-name="P42" draw:layer="layout" svg:width="0.616cm" svg:height="0.276cm" svg:x="6.534cm" svg:y="3.652cm">
            <draw:text-box>
              <text:p text:style-name="P3"><text:span text:style-name="T8">Spike</text:span></text:p>
            </draw:text-box>
          </draw:frame>
          <draw:frame draw:style-name="gr88" draw:text-style-name="P42" draw:layer="layout" svg:width="1.141cm" svg:height="0.551cm" svg:x="4.35cm" svg:y="3.377cm">
            <draw:text-box>
              <text:p text:style-name="P3"><text:span text:style-name="T8">Input </text:span></text:p>
              <text:p text:style-name="P3"><text:span text:style-name="T8">integration</text:span></text:p>
            </draw:text-box>
          </draw:frame>
          <draw:frame draw:style-name="gr73" draw:text-style-name="P39" draw:layer="layout" svg:width="0.146cm" svg:height="0.276cm" svg:x="5.723cm" svg:y="4.396cm">
            <draw:text-box>
              <text:p text:style-name="P3"><text:span text:style-name="T7">+</text:span></text:p>
            </draw:text-box>
          </draw:frame>
          <draw:frame draw:style-name="gr89" draw:text-style-name="P45" draw:layer="layout" svg:width="0.277cm" svg:height="0.395cm" svg:x="6.66cm" svg:y="5.086cm">
            <draw:text-box>
              <text:p text:style-name="P3"><text:span text:style-name="T9">Q</text:span></text:p>
            </draw:text-box>
          </draw:frame>
          <draw:custom-shape draw:style-name="gr90" draw:text-style-name="P1" draw:layer="layout" svg:width="0.2cm" svg:height="1.591cm" draw:transform="rotate (1.5707963267949) translate (6cm 5.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1" draw:text-style-name="P1" draw:layer="layout" svg:width="0.2cm" svg:height="2.999cm" draw:transform="rotate (1.5707963267949) translate (2.483cm 5.08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2" draw:text-style-name="P33" draw:layer="layout" svg:x1="2.47cm" svg:y1="3.993cm" svg:x2="7.6cm" svg:y2="3.999cm">
            <text:p/>
          </draw:line>
        </draw:g>
        <draw:frame draw:style-name="gr93" draw:text-style-name="P46" draw:layer="layout" svg:width="0.231cm" svg:height="0.357cm" svg:x="1.697cm" svg:y="1.657cm">
          <draw:text-box>
            <text:p><text:span text:style-name="T10">A</text:span></text:p>
          </draw:text-box>
        </draw:frame>
        <draw:frame draw:style-name="gr94" draw:text-style-name="P46" draw:layer="layout" svg:width="0.231cm" svg:height="0.357cm" svg:x="7.498cm" svg:y="1.658cm">
          <draw:text-box>
            <text:p><text:span text:style-name="T10">B</text:span></text:p>
          </draw:text-box>
        </draw:frame>
        <draw:frame draw:style-name="gr93" draw:text-style-name="P46" draw:layer="layout" svg:width="0.231cm" svg:height="0.357cm" svg:x="1.697cm" svg:y="5.358cm">
          <draw:text-box>
            <text:p><text:span text:style-name="T10">C</text:span></text:p>
          </draw:text-box>
        </draw:frame>
        <draw:frame draw:style-name="gr94" draw:text-style-name="P46" draw:layer="layout" svg:width="0.231cm" svg:height="0.357cm" svg:x="1.697cm" svg:y="9.459cm">
          <draw:text-box>
            <text:p><text:span text:style-name="T10">D</text:span></text:p>
          </draw:text-box>
        </draw:frame>
        <draw:frame draw:style-name="gr93" draw:text-style-name="P46" draw:layer="layout" svg:width="0.214cm" svg:height="0.357cm" svg:x="5.936cm" svg:y="9.46cm">
          <draw:text-box>
            <text:p><text:span text:style-name="T10">E</text:span></text:p>
          </draw:text-box>
        </draw:frame>
        <draw:frame draw:style-name="gr93" draw:text-style-name="P46" draw:layer="layout" svg:width="0.197cm" svg:height="0.357cm" svg:x="1.697cm" svg:y="12.76cm">
          <draw:text-box>
            <text:p><text:span text:style-name="T10">F</text:span></text:p>
          </draw:text-box>
        </draw:frame>
        <draw:frame draw:style-name="gr94" draw:text-style-name="P46" draw:layer="layout" svg:width="0.231cm" svg:height="0.357cm" svg:x="1.697cm" svg:y="17.362cm">
          <draw:text-box>
            <text:p><text:span text:style-name="T10">H</text:span></text:p>
          </draw:text-box>
        </draw:frame>
        <draw:frame draw:style-name="gr93" draw:text-style-name="P46" draw:layer="layout" svg:width="0.18cm" svg:height="0.357cm" svg:x="1.697cm" svg:y="21.962cm">
          <draw:text-box>
            <text:p><text:span text:style-name="T10">J</text:span></text:p>
          </draw:text-box>
        </draw:frame>
        <draw:frame draw:style-name="gr94" draw:text-style-name="P46" draw:layer="layout" svg:width="0.248cm" svg:height="0.357cm" svg:x="5.936cm" svg:y="12.761cm">
          <draw:text-box>
            <text:p><text:span text:style-name="T10">G</text:span></text:p>
          </draw:text-box>
        </draw:frame>
        <draw:frame draw:style-name="gr93" draw:text-style-name="P46" draw:layer="layout" svg:width="0.167cm" svg:height="0.357cm" svg:x="5.936cm" svg:y="17.362cm">
          <draw:text-box>
            <text:p><text:span text:style-name="T10">I</text:span></text:p>
          </draw:text-box>
        </draw:frame>
        <draw:frame draw:style-name="gr93" draw:text-style-name="P46" draw:layer="layout" svg:width="0.231cm" svg:height="0.357cm" svg:x="5.936cm" svg:y="21.963cm">
          <draw:text-box>
            <text:p><text:span text:style-name="T10">K</text:span></text:p>
          </draw:text-box>
        </draw:frame>
        <draw:g>
          <draw:line draw:style-name="gr95" draw:text-style-name="P1" draw:layer="layout" svg:x1="6.207cm" svg:y1="11.262cm" svg:x2="10.037cm" svg:y2="11.262cm">
            <text:p/>
          </draw:line>
          <draw:frame draw:style-name="gr96" draw:text-style-name="P47" draw:layer="layout" svg:width="1.026cm" svg:height="0.276cm" svg:x="7.586cm" svg:y="9.672cm">
            <draw:text-box>
              <text:p text:style-name="P3"><text:span text:style-name="T11">RETROS</text:span></text:p>
            </draw:text-box>
          </draw:frame>
          <draw:g>
            <draw:line draw:style-name="gr97" draw:text-style-name="P1" draw:layer="layout" svg:x1="6.209cm" svg:y1="10.1cm" svg:x2="10.039cm" svg:y2="10.1cm">
              <text:p/>
            </draw:line>
            <draw:custom-shape draw:style-name="gr98" draw:text-style-name="P48" draw:layer="layout" svg:width="3.83cm" svg:height="0.746cm" svg:x="6.209cm" svg:y="10.076cm">
              <text:p/>
              <draw:enhanced-geometry svg:viewBox="0 0 21600 21600" draw:mirror-horizontal="false" draw:mirror-vertical="false" draw:type="rectangle" draw:enhanced-path="M 0 0 L 21600 0 21600 21600 0 21600 0 0 Z N"/>
            </draw:custom-shape>
            <draw:custom-shape draw:style-name="gr99" draw:text-style-name="P49" draw:layer="layout" svg:width="0.783cm" svg:height="0.579cm" svg:x="6.722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9" draw:layer="layout" svg:width="0.445cm" svg:height="1.038cm" svg:x="6.722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9" draw:layer="layout" svg:width="0.661cm" svg:height="0.551cm" svg:x="6.764cm" svg:y="10.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0" xml:id="id9" draw:id="id9" draw:layer="layout" svg:width="0.262cm" svg:height="0.263cm" svg:x="7.258cm" svg:y="11.002cm">
              <draw:glue-point draw:id="12" svg:x="2.442cm" svg:y="4.79cm" draw:escape-direction="left"/>
              <text:p text:style-name="P3"><text:span text:style-name="T1">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20" draw:layer="layout" svg:width="0.979cm" svg:height="0.979cm" svg:x="8.484cm" svg:y="1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1" draw:layer="layout" svg:x1="8.963cm" svg:y1="11.252cm" svg:x2="9.322cm" svg:y2="11.07cm">
                  <text:p/>
                </draw:line>
                <draw:line draw:style-name="gr104" draw:text-style-name="P1" draw:layer="layout" svg:x1="9.322cm" svg:y1="11.07cm" svg:x2="9.37cm" svg:y2="11.158cm">
                  <text:p/>
                </draw:line>
              </draw:g>
              <draw:g>
                <draw:line draw:style-name="gr104" draw:text-style-name="P1" draw:layer="layout" svg:x1="8.964cm" svg:y1="11.246cm" svg:x2="9.33cm" svg:y2="11.413cm">
                  <text:p/>
                </draw:line>
                <draw:line draw:style-name="gr104" draw:text-style-name="P1" draw:layer="layout" svg:x1="9.33cm" svg:y1="11.413cm" svg:x2="9.291cm" svg:y2="11.505cm">
                  <text:p/>
                </draw:line>
              </draw:g>
              <draw:g>
                <draw:line draw:style-name="gr104" draw:text-style-name="P1" draw:layer="layout" svg:x1="8.964cm" svg:y1="11.246cm" svg:x2="9.093cm" svg:y2="11.627cm">
                  <text:p/>
                </draw:line>
                <draw:line draw:style-name="gr104" draw:text-style-name="P1" draw:layer="layout" svg:x1="9.094cm" svg:y1="11.627cm" svg:x2="9cm" svg:y2="11.662cm">
                  <text:p/>
                </draw:line>
              </draw:g>
              <draw:g>
                <draw:line draw:style-name="gr104" draw:text-style-name="P1" draw:layer="layout" svg:x1="8.964cm" svg:y1="11.246cm" svg:x2="8.779cm" svg:y2="11.603cm">
                  <text:p/>
                </draw:line>
                <draw:line draw:style-name="gr104" draw:text-style-name="P1" draw:layer="layout" svg:x1="8.779cm" svg:y1="11.604cm" svg:x2="8.689cm" svg:y2="11.561cm">
                  <text:p/>
                </draw:line>
              </draw:g>
              <draw:g>
                <draw:line draw:style-name="gr104" draw:text-style-name="P1" draw:layer="layout" svg:x1="8.963cm" svg:y1="11.247cm" svg:x2="8.597cm" svg:y2="11.081cm">
                  <text:p/>
                </draw:line>
                <draw:line draw:style-name="gr104" draw:text-style-name="P1" draw:layer="layout" svg:x1="8.597cm" svg:y1="11.081cm" svg:x2="8.636cm" svg:y2="10.989cm">
                  <text:p/>
                </draw:line>
              </draw:g>
              <draw:g>
                <draw:line draw:style-name="gr104" draw:text-style-name="P1" draw:layer="layout" svg:x1="8.964cm" svg:y1="11.247cm" svg:x2="8.776cm" svg:y2="10.891cm">
                  <text:p/>
                </draw:line>
                <draw:line draw:style-name="gr104" draw:text-style-name="P1" draw:layer="layout" svg:x1="8.776cm" svg:y1="10.89cm" svg:x2="8.863cm" svg:y2="10.841cm">
                  <text:p/>
                </draw:line>
              </draw:g>
              <draw:g>
                <draw:line draw:style-name="gr104" draw:text-style-name="P1" draw:layer="layout" svg:x1="8.963cm" svg:y1="11.247cm" svg:x2="9.102cm" svg:y2="10.869cm">
                  <text:p/>
                </draw:line>
                <draw:line draw:style-name="gr104" draw:text-style-name="P1" draw:layer="layout" svg:x1="9.102cm" svg:y1="10.869cm" svg:x2="9.197cm" svg:y2="10.9cm">
                  <text:p/>
                </draw:line>
              </draw:g>
              <draw:g>
                <draw:line draw:style-name="gr104" draw:text-style-name="P1" draw:layer="layout" svg:x1="8.964cm" svg:y1="11.247cm" svg:x2="8.588cm" svg:y2="11.39cm">
                  <text:p/>
                </draw:line>
                <draw:line draw:style-name="gr104" draw:text-style-name="P1" draw:layer="layout" svg:x1="8.589cm" svg:y1="11.39cm" svg:x2="8.55cm" svg:y2="11.298cm">
                  <text:p/>
                </draw:line>
              </draw:g>
            </draw:g>
            <draw:custom-shape draw:style-name="gr105" draw:text-style-name="P18" draw:layer="layout" svg:width="0.785cm" svg:height="0.76cm" draw:transform="rotate (1.00496058329833) translate (6.387cm 12.215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0" xml:id="id11" draw:id="id11" draw:layer="layout" svg:width="0.263cm" svg:height="0.263cm" svg:x="6.816cm" svg:y="11.475cm">
              <text:p text:style-name="P3"><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1" draw:layer="layout" svg:width="0.442cm" svg:height="0.424cm" svg:x="6.721cm" svg:y="11.38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15" xml:id="id10" draw:id="id10" draw:layer="layout" svg:width="1.567cm" svg:height="0.335cm" svg:x="7.549cm" svg:y="12.522cm">
              <draw:text-box>
                <text:p><text:span text:style-name="T12"><text:s/></text:span><text:span text:style-name="T12">e</text:span><text:span text:style-name="T13">- </text:span><text:span text:style-name="T13">+</text:span><text:span text:style-name="T13"> </text:span><text:span text:style-name="T13">O</text:span><text:span text:style-name="T14">2</text:span><text:span text:style-name="T15"> </text:span><text:span text:style-name="T15">→</text:span><text:span text:style-name="T15"> </text:span><text:span text:style-name="T15">O</text:span><text:span text:style-name="T16">2</text:span><text:span text:style-name="T15">-</text:span></text:p>
              </draw:text-box>
              <draw:glue-point draw:id="4" svg:x="-4.573cm" svg:y="-5cm" draw:escape-direction="right"/>
              <draw:glue-point draw:id="5" svg:x="-5cm" svg:y="-2.561cm"/>
              <draw:glue-point draw:id="6" svg:x="-4.236cm" svg:y="-5cm" draw:escape-direction="left"/>
            </draw:frame>
            <draw:frame draw:style-name="gr109" draw:text-style-name="P38" draw:layer="layout" svg:width="0.701cm" svg:height="0.276cm" svg:x="6.05cm" svg:y="12.002cm">
              <draw:text-box>
                <text:p><text:span text:style-name="T4">NAD</text:span><text:span text:style-name="T4">H</text:span></text:p>
              </draw:text-box>
            </draw:frame>
            <draw:frame draw:style-name="gr110" draw:text-style-name="P52" draw:layer="layout" svg:width="1.103cm" svg:height="0.276cm" draw:transform="rotate (1.5707963267949) translate (6.408cm 11.708cm)">
              <draw:text-box>
                <text:p><text:span text:style-name="T17">Complex I</text:span></text:p>
              </draw:text-box>
            </draw:frame>
            <draw:frame draw:style-name="gr111" draw:text-style-name="P52" draw:layer="layout" svg:width="1.2cm" svg:height="0.276cm" draw:transform="rotate (1.5707963267949) translate (9.455cm 11.722cm)">
              <draw:text-box>
                <text:p><text:span text:style-name="T17">Complex V</text:span></text:p>
              </draw:text-box>
            </draw:frame>
            <draw:frame draw:style-name="gr61" draw:text-style-name="P15" draw:layer="layout" svg:width="0.324cm" svg:height="0.276cm" svg:x="6.889cm" svg:y="10.279cm">
              <draw:text-box>
                <text:p><text:span text:style-name="T1">H</text:span><text:span text:style-name="T5">+</text:span></text:p>
              </draw:text-box>
            </draw:frame>
            <draw:line draw:style-name="gr112" draw:text-style-name="P3" draw:layer="layout" svg:x1="9.847cm" svg:y1="10.523cm" svg:x2="9.847cm" svg:y2="12.021cm">
              <text:p/>
            </draw:line>
            <draw:g>
              <svg:title>TexMaths</svg:title>
              <svg:desc>12§latex§\Delta\psi§svg§600§TRUE§</svg:desc>
              <draw:polygon draw:style-name="gr65" draw:text-style-name="P36" draw:layer="layout" svg:width="0.577cm" svg:height="0.347cm" svg:x="9.549cm" svg:y="12.119cm" svg:viewBox="0 0 578 348" draw:points="289,348 0,348 0,0 578,0 578,348">
                <text:p/>
              </draw:polygon>
              <draw:path draw:style-name="gr66" draw:text-style-name="P37" draw:layer="layout" svg:width="0.311cm" svg:height="0.303cm" svg:x="9.548cm" svg:y="12.098cm" svg:viewBox="0 0 312 304" svg:d="M167 8c-3-6-4-8-11-8s-8 2-11 8l-143 287c-2 4-2 5-2 5 0 4 3 4 10 4h293c7 0 9 0 9-4 0 0 0-1-2-5zM143 42l113 229h-227z">
                <text:p/>
              </draw:path>
              <draw:path draw:style-name="gr66" draw:text-style-name="P37" draw:layer="layout" svg:width="0.255cm" svg:height="0.379cm" svg:x="9.892cm" svg:y="12.108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15" draw:layer="layout" svg:width="0.599cm" svg:height="0.276cm" svg:x="6.222cm" svg:y="9.997cm">
              <draw:text-box>
                <text:p><text:span text:style-name="T1">MOM</text:span></text:p>
              </draw:text-box>
            </draw:frame>
            <draw:frame draw:style-name="gr114" draw:text-style-name="P15" draw:layer="layout" svg:width="0.345cm" svg:height="0.276cm" svg:x="8.785cm" svg:y="11.153cm">
              <draw:text-box>
                <text:p><text:span text:style-name="T1">CV</text:span></text:p>
              </draw:text-box>
            </draw:frame>
            <draw:connector draw:style-name="gr115" draw:text-style-name="P1" draw:layer="layout" draw:type="curve" draw:line-skew="-0.203cm 0.665cm" svg:x1="7.482cm" svg:y1="11.227cm" svg:x2="7.669cm" svg:y2="12.522cm" draw:start-shape="id9" draw:start-glue-point="9" draw:end-shape="id10" draw:end-glue-point="6" svg:d="M7482 11227c0 696 116 579 180 729s74 566 7 566" svg:viewBox="0 0 234 1296">
              <text:p/>
            </draw:connector>
            <draw:connector draw:style-name="gr115" draw:text-style-name="P1" draw:layer="layout" draw:type="curve" draw:line-skew="-0.194cm 1.069cm 1.021cm" svg:x1="7.079cm" svg:y1="11.607cm" svg:x2="7.549cm" svg:y2="12.604cm" draw:start-shape="id11" draw:start-glue-point="10" draw:end-shape="id10" draw:end-glue-point="5" svg:d="M7079 11607c460 0 307 436 282 436s-131 561 188 561" svg:viewBox="0 0 471 998">
              <text:p/>
            </draw:connector>
            <draw:frame draw:style-name="gr64" draw:text-style-name="P53" draw:layer="layout" svg:width="0.667cm" svg:height="0.276cm" svg:x="7.226cm" svg:y="12.002cm">
              <draw:text-box>
                <text:p><text:span text:style-name="T4">N</text:span><text:span text:style-name="T4">A</text:span><text:span text:style-name="T4">D</text:span><text:span text:style-name="T18">+</text:span></text:p>
              </draw:text-box>
            </draw:frame>
            <draw:frame draw:style-name="gr61" draw:text-style-name="P15" draw:layer="layout" svg:width="0.324cm" svg:height="0.276cm" svg:x="7.489cm" svg:y="10.279cm">
              <draw:text-box>
                <text:p><text:span text:style-name="T1">H</text:span><text:span text:style-name="T5">+</text:span></text:p>
              </draw:text-box>
            </draw:frame>
            <draw:frame draw:style-name="gr61" draw:text-style-name="P15" draw:layer="layout" svg:width="0.324cm" svg:height="0.276cm" svg:x="8.089cm" svg:y="10.279cm">
              <draw:text-box>
                <text:p><text:span text:style-name="T1">H</text:span><text:span text:style-name="T5">+</text:span></text:p>
              </draw:text-box>
            </draw:frame>
            <draw:frame draw:style-name="gr61" draw:text-style-name="P15" draw:layer="layout" svg:width="0.324cm" svg:height="0.276cm" svg:x="8.689cm" svg:y="10.279cm">
              <draw:text-box>
                <text:p><text:span text:style-name="T1">H</text:span><text:span text:style-name="T5">+</text:span></text:p>
              </draw:text-box>
            </draw:frame>
            <draw:custom-shape draw:style-name="gr116" draw:text-style-name="P54" xml:id="id13" draw:id="id13" draw:layer="layout" svg:width="0.64cm" svg:height="0.278cm" svg:x="7.768cm" svg:y="10.788cm">
              <text:p text:style-name="P3"><text:span text:style-name="T19">Co</text:span><text:span text:style-name="T19">Q</text:span><text:span text:style-name="T19">H</text:span><text:span text:style-name="T2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54" xml:id="id12" draw:id="id12" draw:layer="layout" svg:width="0.475cm" svg:height="0.265cm" svg:x="7.768cm" svg:y="11.43cm">
              <text:p text:style-name="P3"><text:span text:style-name="T19">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55" draw:layer="layout" svg:width="0.441cm" svg:height="0.424cm" svg:x="7.162cm" svg:y="10.91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1" draw:layer="layout" draw:type="curve" draw:line-skew="0.293cm" svg:x1="7.768cm" svg:y1="11.562cm" svg:x2="7.768cm" svg:y2="10.927cm" draw:start-shape="id12" draw:start-glue-point="3" draw:end-shape="id13" draw:end-glue-point="3" svg:d="M7768 11562c-333 0-333-635 0-635" svg:viewBox="0 0 251 636">
              <text:p/>
            </draw:connector>
          </draw:g>
        </draw:g>
        <draw:g>
          <draw:line draw:style-name="gr120" draw:text-style-name="P1" draw:layer="layout" svg:x1="1.968cm" svg:y1="11.237cm" svg:x2="5.802cm" svg:y2="11.259cm">
            <text:p/>
          </draw:line>
          <draw:frame draw:style-name="gr121" draw:text-style-name="P56" draw:layer="layout" svg:width="0.997cm" svg:height="0.276cm" svg:x="3.365cm" svg:y="9.672cm">
            <draw:text-box>
              <text:p text:style-name="P3"><text:span text:style-name="T21">FETROS</text:span></text:p>
            </draw:text-box>
          </draw:frame>
          <draw:g>
            <draw:line draw:style-name="gr122" draw:text-style-name="P1" draw:layer="layout" svg:x1="1.968cm" svg:y1="10.116cm" svg:x2="5.803cm" svg:y2="10.116cm">
              <text:p/>
            </draw:line>
            <draw:custom-shape draw:style-name="gr123" draw:text-style-name="P48" draw:layer="layout" svg:width="3.831cm" svg:height="0.746cm" svg:x="1.968cm" svg:y="10.036cm">
              <text:p/>
              <draw:enhanced-geometry svg:viewBox="0 0 21600 21600" draw:mirror-horizontal="false" draw:mirror-vertical="false" draw:type="rectangle" draw:enhanced-path="M 0 0 L 21600 0 21600 21600 0 21600 0 0 Z N"/>
            </draw:custom-shape>
            <draw:custom-shape draw:style-name="gr99" draw:text-style-name="P49" draw:layer="layout" svg:width="0.783cm" svg:height="0.579cm" svg:x="2.46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9" draw:layer="layout" svg:width="0.445cm" svg:height="1.038cm" svg:x="2.46cm" svg:y="10.6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9" draw:layer="layout" svg:width="0.661cm" svg:height="0.551cm" svg:x="2.502cm" svg:y="10.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0" draw:layer="layout" svg:width="0.263cm" svg:height="0.263cm" svg:x="2.995cm" svg:y="11.002cm">
              <text:p text:style-name="P3"><text:span text:style-name="T1">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57" draw:layer="layout" svg:width="0.138cm" svg:height="1.706cm" svg:x="2.629cm" svg:y="10.353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8" draw:layer="layout" svg:width="0.25cm" svg:height="0.25cm" svg:x="5.134cm" svg:y="11.952cm">
              <text:p text:style-name="P3"><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58" draw:layer="layout" svg:width="0.25cm" svg:height="0.25cm" svg:x="4.192cm" svg:y="11.952cm">
              <text:p text:style-name="P3"><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20" draw:layer="layout" svg:width="0.979cm" svg:height="0.979cm" svg:x="4.233cm" svg:y="10.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1" draw:layer="layout" svg:x1="4.712cm" svg:y1="11.252cm" svg:x2="5.071cm" svg:y2="11.07cm">
                    <text:p/>
                  </draw:line>
                  <draw:line draw:style-name="gr127" draw:text-style-name="P1" draw:layer="layout" svg:x1="5.071cm" svg:y1="11.07cm" svg:x2="5.119cm" svg:y2="11.158cm">
                    <text:p/>
                  </draw:line>
                </draw:g>
                <draw:g>
                  <draw:line draw:style-name="gr127" draw:text-style-name="P1" draw:layer="layout" svg:x1="4.712cm" svg:y1="11.246cm" svg:x2="5.078cm" svg:y2="11.413cm">
                    <text:p/>
                  </draw:line>
                  <draw:line draw:style-name="gr127" draw:text-style-name="P1" draw:layer="layout" svg:x1="5.079cm" svg:y1="11.413cm" svg:x2="5.04cm" svg:y2="11.505cm">
                    <text:p/>
                  </draw:line>
                </draw:g>
                <draw:g>
                  <draw:line draw:style-name="gr127" draw:text-style-name="P1" draw:layer="layout" svg:x1="4.713cm" svg:y1="11.246cm" svg:x2="4.842cm" svg:y2="11.627cm">
                    <text:p/>
                  </draw:line>
                  <draw:line draw:style-name="gr127" draw:text-style-name="P1" draw:layer="layout" svg:x1="4.842cm" svg:y1="11.627cm" svg:x2="4.748cm" svg:y2="11.662cm">
                    <text:p/>
                  </draw:line>
                </draw:g>
                <draw:g>
                  <draw:line draw:style-name="gr127" draw:text-style-name="P1" draw:layer="layout" svg:x1="4.713cm" svg:y1="11.246cm" svg:x2="4.528cm" svg:y2="11.603cm">
                    <text:p/>
                  </draw:line>
                  <draw:line draw:style-name="gr127" draw:text-style-name="P1" draw:layer="layout" svg:x1="4.528cm" svg:y1="11.604cm" svg:x2="4.438cm" svg:y2="11.561cm">
                    <text:p/>
                  </draw:line>
                </draw:g>
                <draw:g>
                  <draw:line draw:style-name="gr127" draw:text-style-name="P1" draw:layer="layout" svg:x1="4.712cm" svg:y1="11.247cm" svg:x2="4.346cm" svg:y2="11.081cm">
                    <text:p/>
                  </draw:line>
                  <draw:line draw:style-name="gr127" draw:text-style-name="P1" draw:layer="layout" svg:x1="4.346cm" svg:y1="11.081cm" svg:x2="4.385cm" svg:y2="10.989cm">
                    <text:p/>
                  </draw:line>
                </draw:g>
                <draw:g>
                  <draw:line draw:style-name="gr127" draw:text-style-name="P1" draw:layer="layout" svg:x1="4.712cm" svg:y1="11.247cm" svg:x2="4.524cm" svg:y2="10.891cm">
                    <text:p/>
                  </draw:line>
                  <draw:line draw:style-name="gr127" draw:text-style-name="P1" draw:layer="layout" svg:x1="4.524cm" svg:y1="10.89cm" svg:x2="4.611cm" svg:y2="10.841cm">
                    <text:p/>
                  </draw:line>
                </draw:g>
                <draw:g>
                  <draw:line draw:style-name="gr127" draw:text-style-name="P1" draw:layer="layout" svg:x1="4.712cm" svg:y1="11.247cm" svg:x2="4.851cm" svg:y2="10.869cm">
                    <text:p/>
                  </draw:line>
                  <draw:line draw:style-name="gr127" draw:text-style-name="P1" draw:layer="layout" svg:x1="4.85cm" svg:y1="10.869cm" svg:x2="4.945cm" svg:y2="10.9cm">
                    <text:p/>
                  </draw:line>
                </draw:g>
              </draw:g>
              <draw:g>
                <draw:line draw:style-name="gr104" draw:text-style-name="P1" draw:layer="layout" svg:x1="4.713cm" svg:y1="11.247cm" svg:x2="4.337cm" svg:y2="11.39cm">
                  <text:p/>
                </draw:line>
                <draw:line draw:style-name="gr104" draw:text-style-name="P1" draw:layer="layout" svg:x1="4.337cm" svg:y1="11.39cm" svg:x2="4.298cm" svg:y2="11.298cm">
                  <text:p/>
                </draw:line>
              </draw:g>
            </draw:g>
            <draw:custom-shape draw:style-name="gr128" draw:text-style-name="P51" draw:layer="layout" svg:width="0.441cm" svg:height="0.424cm" svg:x="2.468cm" svg:y="11.38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9" draw:text-style-name="P18" draw:layer="layout" svg:width="0.785cm" svg:height="0.76cm" draw:transform="skewX (-0.00139626340159561) rotate (1.00496058329833) translate (2.153cm 12.215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0" xml:id="id16" draw:id="id16" draw:layer="layout" svg:width="0.262cm" svg:height="0.263cm" svg:x="2.554cm" svg:y="11.475cm">
              <text:p text:style-name="P3"><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15" xml:id="id17" draw:id="id17" draw:layer="layout" svg:width="1.567cm" svg:height="0.335cm" svg:x="3.37cm" svg:y="12.536cm">
              <draw:text-box>
                <text:p><text:span text:style-name="T12"><text:s/></text:span><text:span text:style-name="T12">e</text:span><text:span text:style-name="T13">- </text:span><text:span text:style-name="T13">+ </text:span><text:span text:style-name="T13">O</text:span><text:span text:style-name="T14">2</text:span><text:span text:style-name="T15"> </text:span><text:span text:style-name="T15">→ </text:span><text:span text:style-name="T15">O</text:span><text:span text:style-name="T16">2</text:span><text:span text:style-name="T15">-</text:span></text:p>
              </draw:text-box>
              <draw:glue-point draw:id="4" svg:x="-4.487cm" svg:y="-5cm" draw:escape-direction="left"/>
              <draw:glue-point draw:id="5" svg:x="-4.995cm" svg:y="-0.165cm"/>
            </draw:frame>
            <draw:connector draw:style-name="gr130" draw:text-style-name="P1" draw:layer="layout" draw:type="curve" draw:line-skew="0.291cm" svg:x1="3.51cm" svg:y1="11.57cm" svg:x2="3.51cm" svg:y2="10.935cm" draw:start-shape="id14" draw:start-glue-point="3" draw:end-shape="id15" draw:end-glue-point="3" svg:d="M3510 11570c-336 0-336-635 0-635" svg:viewBox="0 0 253 636">
              <text:p/>
            </draw:connector>
            <draw:frame draw:style-name="gr109" draw:text-style-name="P38" draw:layer="layout" svg:width="0.701cm" svg:height="0.276cm" svg:x="1.784cm" svg:y="11.914cm">
              <draw:text-box>
                <text:p><text:span text:style-name="T4">NA</text:span><text:span text:style-name="T4">DH</text:span></text:p>
              </draw:text-box>
            </draw:frame>
            <draw:custom-shape draw:style-name="gr129" draw:text-style-name="P18" draw:layer="layout" svg:width="0.785cm" svg:height="0.76cm" draw:transform="skewX (-0.00139626340159561) rotate (1.00496058329833) translate (4.224cm 12.226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1" draw:text-style-name="P57" draw:layer="layout" svg:width="0.138cm" svg:height="1.484cm" draw:transform="rotate (-3.14159265358979) translate (4.791cm 12.1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15" draw:layer="layout" svg:width="0.324cm" svg:height="0.276cm" svg:x="4.627cm" svg:y="10.279cm">
              <draw:text-box>
                <text:p><text:span text:style-name="T1">H+</text:span></text:p>
              </draw:text-box>
            </draw:frame>
            <draw:frame draw:style-name="gr60" draw:text-style-name="P15" draw:layer="layout" svg:width="0.443cm" svg:height="0.335cm" svg:x="2.588cm" svg:y="12.073cm">
              <draw:text-box>
                <text:p><text:span text:style-name="T1">H</text:span><text:span text:style-name="T22">+</text:span><text:span text:style-name="T23">M</text:span></text:p>
              </draw:text-box>
            </draw:frame>
            <draw:line draw:style-name="gr112" draw:text-style-name="P3" draw:layer="layout" svg:x1="5.641cm" svg:y1="10.523cm" svg:x2="5.641cm" svg:y2="12.021cm">
              <text:p/>
            </draw:line>
            <draw:g>
              <svg:title>TexMaths</svg:title>
              <svg:desc>12§latex§\Delta\psi§svg§600§TRUE§</svg:desc>
              <draw:polygon draw:style-name="gr65" draw:text-style-name="P36" draw:layer="layout" svg:width="0.577cm" svg:height="0.347cm" svg:x="5.344cm" svg:y="12.119cm" svg:viewBox="0 0 578 348" draw:points="289,348 0,348 0,0 578,0 578,348">
                <text:p/>
              </draw:polygon>
              <draw:path draw:style-name="gr66" draw:text-style-name="P37" draw:layer="layout" svg:width="0.311cm" svg:height="0.303cm" svg:x="5.343cm" svg:y="12.098cm" svg:viewBox="0 0 312 304" svg:d="M167 8c-3-6-4-8-11-8s-8 2-11 8l-143 287c-2 4-2 5-2 5 0 4 3 4 10 4h293c7 0 9 0 9-4 0 0 0-1-2-5zM143 42l113 229h-227z">
                <text:p/>
              </draw:path>
              <draw:path draw:style-name="gr66" draw:text-style-name="P37" draw:layer="layout" svg:width="0.255cm" svg:height="0.379cm" svg:x="5.687cm" svg:y="12.108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15" draw:layer="layout" svg:width="0.599cm" svg:height="0.276cm" svg:x="1.979cm" svg:y="10.021cm">
              <draw:text-box>
                <text:p><text:span text:style-name="T1">MOM</text:span></text:p>
              </draw:text-box>
            </draw:frame>
            <draw:frame draw:style-name="gr114" draw:text-style-name="P15" draw:layer="layout" svg:width="0.345cm" svg:height="0.276cm" svg:x="4.524cm" svg:y="11.153cm">
              <draw:text-box>
                <text:p><text:span text:style-name="T1">CV</text:span></text:p>
              </draw:text-box>
            </draw:frame>
            <draw:frame draw:style-name="gr110" draw:text-style-name="P52" draw:layer="layout" svg:width="1.103cm" svg:height="0.276cm" draw:transform="rotate (1.5707963267949) translate (2.092cm 11.722cm)">
              <draw:text-box>
                <text:p><text:span text:style-name="T17">Complex I</text:span></text:p>
              </draw:text-box>
            </draw:frame>
            <draw:frame draw:style-name="gr111" draw:text-style-name="P52" draw:layer="layout" svg:width="1.2cm" svg:height="0.276cm" draw:transform="rotate (1.5707963267949) translate (5.239cm 11.722cm)">
              <draw:text-box>
                <text:p><text:span text:style-name="T17">Complex V</text:span></text:p>
              </draw:text-box>
            </draw:frame>
            <draw:connector draw:style-name="gr132" draw:text-style-name="P1" draw:layer="layout" draw:type="curve" draw:line-skew="-0.167cm 1.085cm 1.077cm" svg:x1="2.816cm" svg:y1="11.607cm" svg:x2="3.371cm" svg:y2="12.698cm" draw:start-shape="id16" draw:start-glue-point="10" draw:end-shape="id17" draw:end-glue-point="5" svg:d="M2816 11607c501 0 335 452 325 452-9 0-130 639 230 639" svg:viewBox="0 0 556 1092">
              <text:p/>
            </draw:connector>
            <draw:frame draw:style-name="gr64" draw:text-style-name="P53" draw:layer="layout" svg:width="0.667cm" svg:height="0.276cm" svg:x="3.053cm" svg:y="11.914cm">
              <draw:text-box>
                <text:p><text:span text:style-name="T4">N</text:span><text:span text:style-name="T4">A</text:span><text:span text:style-name="T4">D</text:span><text:span text:style-name="T4">+</text:span></text:p>
              </draw:text-box>
            </draw:frame>
            <draw:frame draw:style-name="gr60" draw:text-style-name="P15" draw:layer="layout" svg:width="0.443cm" svg:height="0.335cm" svg:x="4.629cm" svg:y="12.074cm">
              <draw:text-box>
                <text:p><text:span text:style-name="T1">H</text:span><text:span text:style-name="T22">+</text:span><text:span text:style-name="T23">M</text:span></text:p>
              </draw:text-box>
            </draw:frame>
            <draw:custom-shape draw:style-name="gr116" draw:text-style-name="P54" xml:id="id15" draw:id="id15" draw:layer="layout" svg:width="0.64cm" svg:height="0.278cm" svg:x="3.51cm" svg:y="10.796cm">
              <text:p text:style-name="P3"><text:span text:style-name="T19">Co</text:span><text:span text:style-name="T19">QH</text:span><text:span text:style-name="T2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54" xml:id="id14" draw:id="id14" draw:layer="layout" svg:width="0.475cm" svg:height="0.265cm" svg:x="3.51cm" svg:y="11.438cm">
              <text:p text:style-name="P3"><text:span text:style-name="T19">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7T19:40:29.548753654</meta:creation-date>
    <dc:date>2021-08-18T13:07:13.406379441</dc:date>
    <meta:editing-duration>P6DT18M11S</meta:editing-duration>
    <meta:editing-cycles>39</meta:editing-cycles>
    <meta:generator>LibreOffice/6.0.7.3$Linux_X86_64 LibreOffice_project/00m0$Build-3</meta:generator>
    <meta:document-statistic meta:object-count="292"/>
  </office:meta>
</office:document-meta>
</file>